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Text_20_body">
      <style:text-properties officeooo:rsid="02896db4" officeooo:paragraph-rsid="02896db4"/>
    </style:style>
    <style:style style:name="P24" style:family="paragraph" style:parent-style-name="Text_20_body">
      <style:text-properties officeooo:rsid="0283b275" officeooo:paragraph-rsid="027a6c0a"/>
    </style:style>
    <style:style style:name="P25" style:family="paragraph" style:parent-style-name="Text_20_body">
      <style:text-properties officeooo:rsid="0284a2e0" officeooo:paragraph-rsid="0283b275"/>
    </style:style>
    <style:style style:name="P26" style:family="paragraph" style:parent-style-name="Text_20_body">
      <style:text-properties officeooo:rsid="0284a2e0" officeooo:paragraph-rsid="028c0a0c"/>
    </style:style>
    <style:style style:name="P27" style:family="paragraph" style:parent-style-name="Text_20_body">
      <style:text-properties officeooo:rsid="0284a2e0" officeooo:paragraph-rsid="028c406c"/>
    </style:style>
    <style:style style:name="P28" style:family="paragraph" style:parent-style-name="Text_20_body">
      <style:text-properties officeooo:rsid="0284a2e0" officeooo:paragraph-rsid="028f1840"/>
    </style:style>
    <style:style style:name="P29" style:family="paragraph" style:parent-style-name="Text_20_body">
      <style:text-properties officeooo:rsid="0284a2e0" officeooo:paragraph-rsid="02917a1b"/>
    </style:style>
    <style:style style:name="P30" style:family="paragraph" style:parent-style-name="Text_20_body">
      <style:text-properties officeooo:paragraph-rsid="029aa17b"/>
    </style:style>
    <style:style style:name="P31" style:family="paragraph" style:parent-style-name="Text_20_body">
      <style:text-properties officeooo:paragraph-rsid="02a14c41"/>
    </style:style>
    <style:style style:name="P32" style:family="paragraph" style:parent-style-name="Text_20_body">
      <style:text-properties officeooo:paragraph-rsid="02a5ac82"/>
    </style:style>
    <style:style style:name="P33" style:family="paragraph" style:parent-style-name="Text_20_body">
      <style:text-properties officeooo:paragraph-rsid="02b2b124"/>
    </style:style>
    <style:style style:name="P34" style:family="paragraph" style:parent-style-name="Text_20_body">
      <style:text-properties officeooo:rsid="02899a2b" officeooo:paragraph-rsid="02899a2b"/>
    </style:style>
    <style:style style:name="P35" style:family="paragraph" style:parent-style-name="Text_20_body">
      <style:text-properties officeooo:rsid="028c0a0c" officeooo:paragraph-rsid="028c0a0c"/>
    </style:style>
    <style:style style:name="P36" style:family="paragraph" style:parent-style-name="Text_20_body">
      <style:text-properties officeooo:rsid="028c406c" officeooo:paragraph-rsid="028c406c"/>
    </style:style>
    <style:style style:name="P37" style:family="paragraph" style:parent-style-name="Text_20_body">
      <style:text-properties officeooo:rsid="02917a1b" officeooo:paragraph-rsid="02917a1b"/>
    </style:style>
    <style:style style:name="P38" style:family="paragraph" style:parent-style-name="Text_20_body">
      <style:text-properties officeooo:rsid="02917a1b" officeooo:paragraph-rsid="02932354"/>
    </style:style>
    <style:style style:name="P39" style:family="paragraph" style:parent-style-name="Text_20_body">
      <style:text-properties officeooo:rsid="02932354" officeooo:paragraph-rsid="02932354"/>
    </style:style>
    <style:style style:name="P40" style:family="paragraph" style:parent-style-name="Text_20_body">
      <style:text-properties officeooo:rsid="02939d5f" officeooo:paragraph-rsid="02939d5f"/>
    </style:style>
    <style:style style:name="P41" style:family="paragraph" style:parent-style-name="Text_20_body">
      <style:text-properties officeooo:rsid="02956421" officeooo:paragraph-rsid="02956421"/>
    </style:style>
    <style:style style:name="P42" style:family="paragraph" style:parent-style-name="Text_20_body">
      <style:text-properties officeooo:rsid="0295bd5c" officeooo:paragraph-rsid="0295bd5c"/>
    </style:style>
    <style:style style:name="P43" style:family="paragraph" style:parent-style-name="Text_20_body">
      <style:text-properties fo:font-weight="bold" officeooo:rsid="0296e711" officeooo:paragraph-rsid="0296e711" style:font-weight-asian="bold" style:font-weight-complex="bold"/>
    </style:style>
    <style:style style:name="P44" style:family="paragraph" style:parent-style-name="Text_20_body">
      <style:text-properties officeooo:rsid="0296e711" officeooo:paragraph-rsid="0296e711"/>
    </style:style>
    <style:style style:name="P45" style:family="paragraph" style:parent-style-name="Text_20_body">
      <style:text-properties officeooo:rsid="029896c7" officeooo:paragraph-rsid="029896c7"/>
    </style:style>
    <style:style style:name="P46" style:family="paragraph" style:parent-style-name="Text_20_body">
      <style:text-properties officeooo:rsid="02990ce1" officeooo:paragraph-rsid="02990ce1"/>
    </style:style>
    <style:style style:name="P47" style:family="paragraph" style:parent-style-name="Text_20_body">
      <style:text-properties officeooo:rsid="0299f081" officeooo:paragraph-rsid="0299f081"/>
    </style:style>
    <style:style style:name="P48" style:family="paragraph" style:parent-style-name="Text_20_body">
      <style:text-properties officeooo:rsid="029aa17b" officeooo:paragraph-rsid="029aa17b"/>
    </style:style>
    <style:style style:name="P49" style:family="paragraph" style:parent-style-name="Text_20_body">
      <style:text-properties officeooo:rsid="029dd47c" officeooo:paragraph-rsid="029dd47c"/>
    </style:style>
    <style:style style:name="P50" style:family="paragraph" style:parent-style-name="Text_20_body">
      <style:text-properties officeooo:rsid="029f6122" officeooo:paragraph-rsid="029f6122"/>
    </style:style>
    <style:style style:name="P51" style:family="paragraph" style:parent-style-name="Text_20_body">
      <style:text-properties officeooo:rsid="02a14c41" officeooo:paragraph-rsid="02a14c41"/>
    </style:style>
    <style:style style:name="P52" style:family="paragraph" style:parent-style-name="Text_20_body">
      <style:text-properties officeooo:rsid="02a27a6b" officeooo:paragraph-rsid="02a27a6b"/>
    </style:style>
    <style:style style:name="P53" style:family="paragraph" style:parent-style-name="Text_20_body">
      <style:text-properties officeooo:rsid="02a431ae" officeooo:paragraph-rsid="02a431ae"/>
    </style:style>
    <style:style style:name="P54" style:family="paragraph" style:parent-style-name="Text_20_body">
      <style:text-properties officeooo:rsid="02a5ac82" officeooo:paragraph-rsid="02a5ac82"/>
    </style:style>
    <style:style style:name="P55" style:family="paragraph" style:parent-style-name="Text_20_body">
      <style:text-properties officeooo:rsid="02a676b7" officeooo:paragraph-rsid="02a676b7"/>
    </style:style>
    <style:style style:name="P56" style:family="paragraph" style:parent-style-name="Text_20_body">
      <style:text-properties officeooo:rsid="02a69535" officeooo:paragraph-rsid="02a69535"/>
    </style:style>
    <style:style style:name="P57" style:family="paragraph" style:parent-style-name="Text_20_body">
      <style:text-properties officeooo:rsid="02a7b3aa" officeooo:paragraph-rsid="02a7b3aa"/>
    </style:style>
    <style:style style:name="P58" style:family="paragraph" style:parent-style-name="Text_20_body">
      <style:text-properties officeooo:rsid="02a83ab6" officeooo:paragraph-rsid="02a83ab6"/>
    </style:style>
    <style:style style:name="P59" style:family="paragraph" style:parent-style-name="Text_20_body">
      <style:text-properties officeooo:rsid="02aa218f" officeooo:paragraph-rsid="02aa218f"/>
    </style:style>
    <style:style style:name="P60" style:family="paragraph" style:parent-style-name="Text_20_body">
      <style:text-properties officeooo:rsid="02abbbf1" officeooo:paragraph-rsid="02abbbf1"/>
    </style:style>
    <style:style style:name="P61" style:family="paragraph" style:parent-style-name="Text_20_body">
      <style:text-properties officeooo:rsid="02b2b124" officeooo:paragraph-rsid="02b2b124"/>
    </style:style>
    <style:style style:name="P62" style:family="paragraph" style:parent-style-name="Text_20_body">
      <style:text-properties officeooo:rsid="02b53717" officeooo:paragraph-rsid="02b53717"/>
    </style:style>
    <style:style style:name="P63" style:family="paragraph" style:parent-style-name="Text_20_body">
      <style:text-properties officeooo:paragraph-rsid="02c48574"/>
    </style:style>
    <style:style style:name="P64" style:family="paragraph" style:parent-style-name="Text_20_body">
      <style:paragraph-properties fo:text-align="center" style:justify-single-word="false"/>
      <style:text-properties officeooo:paragraph-rsid="02c61671"/>
    </style:style>
    <style:style style:name="P65" style:family="paragraph" style:parent-style-name="Text_20_body">
      <style:paragraph-properties fo:text-align="center" style:justify-single-word="false"/>
      <style:text-properties fo:font-style="italic" officeooo:paragraph-rsid="02c48574" style:font-style-asian="italic" style:font-style-complex="italic"/>
    </style:style>
    <style:style style:name="P66" style:family="paragraph" style:parent-style-name="Text_20_body">
      <style:text-properties officeooo:paragraph-rsid="02c5ad9d"/>
    </style:style>
    <style:style style:name="P67" style:family="paragraph" style:parent-style-name="Text_20_body">
      <style:text-properties officeooo:paragraph-rsid="02c5f8dd"/>
    </style:style>
    <style:style style:name="P68" style:family="paragraph" style:parent-style-name="Text_20_body">
      <style:text-properties officeooo:paragraph-rsid="02c61671"/>
    </style:style>
    <style:style style:name="P69" style:family="paragraph" style:parent-style-name="Text_20_body">
      <style:text-properties officeooo:paragraph-rsid="02cf6e6d"/>
    </style:style>
    <style:style style:name="P70" style:family="paragraph" style:parent-style-name="Text_20_body">
      <style:text-properties officeooo:paragraph-rsid="02d0e48f"/>
    </style:style>
    <style:style style:name="P71" style:family="paragraph" style:parent-style-name="Text_20_body">
      <style:text-properties officeooo:paragraph-rsid="02d42823"/>
    </style:style>
    <style:style style:name="P72" style:family="paragraph" style:parent-style-name="Text_20_body">
      <style:text-properties officeooo:paragraph-rsid="02d579a5"/>
    </style:style>
    <style:style style:name="P73" style:family="paragraph" style:parent-style-name="Text_20_body">
      <style:text-properties officeooo:paragraph-rsid="02da0693"/>
    </style:style>
    <style:style style:name="P74" style:family="paragraph" style:parent-style-name="Text_20_body">
      <style:text-properties officeooo:paragraph-rsid="02dae868"/>
    </style:style>
    <style:style style:name="P75" style:family="paragraph" style:parent-style-name="Text_20_body">
      <style:text-properties officeooo:paragraph-rsid="02dea8d7"/>
    </style:style>
    <style:style style:name="P76" style:family="paragraph" style:parent-style-name="Text_20_body">
      <style:text-properties officeooo:paragraph-rsid="02e05579"/>
    </style:style>
    <style:style style:name="P77" style:family="paragraph" style:parent-style-name="Text_20_body">
      <style:text-properties officeooo:paragraph-rsid="02e2d0fd"/>
    </style:style>
    <style:style style:name="P78" style:family="paragraph" style:parent-style-name="Heading_20_1">
      <style:text-properties officeooo:rsid="0255e4ed" officeooo:paragraph-rsid="0255e4ed"/>
    </style:style>
    <style:style style:name="P79" style:family="paragraph" style:parent-style-name="Heading_20_1">
      <style:text-properties officeooo:rsid="029896c7"/>
    </style:style>
    <style:style style:name="P80" style:family="paragraph" style:parent-style-name="Heading_20_1">
      <style:text-properties officeooo:rsid="02a5ac82"/>
    </style:style>
    <style:style style:name="P81" style:family="paragraph" style:parent-style-name="Text_20_body" style:list-style-name="L1">
      <style:text-properties officeooo:rsid="02549cd0" officeooo:paragraph-rsid="02549cd0"/>
    </style:style>
    <style:style style:name="P82" style:family="paragraph" style:parent-style-name="Text_20_body" style:list-style-name="L1">
      <style:text-properties officeooo:rsid="02553c18" officeooo:paragraph-rsid="02553c18"/>
    </style:style>
    <style:style style:name="P83" style:family="paragraph" style:parent-style-name="Text_20_body" style:list-style-name="L2">
      <style:text-properties officeooo:paragraph-rsid="02594e54"/>
    </style:style>
    <style:style style:name="P84" style:family="paragraph" style:parent-style-name="Text_20_body" style:list-style-name="L3">
      <style:text-properties officeooo:rsid="025cac41" officeooo:paragraph-rsid="025cac41"/>
    </style:style>
    <style:style style:name="P85" style:family="paragraph" style:parent-style-name="Text_20_body" style:list-style-name="L4">
      <style:text-properties officeooo:rsid="025cac41" officeooo:paragraph-rsid="025cac41"/>
    </style:style>
    <style:style style:name="P86" style:family="paragraph" style:parent-style-name="Text_20_body" style:list-style-name="L5">
      <style:text-properties officeooo:paragraph-rsid="025d088c"/>
    </style:style>
    <style:style style:name="P87" style:family="paragraph" style:parent-style-name="Text_20_body" style:list-style-name="L5">
      <style:text-properties officeooo:paragraph-rsid="0261d249"/>
    </style:style>
    <style:style style:name="P88" style:family="paragraph" style:parent-style-name="Text_20_body" style:list-style-name="L5">
      <style:text-properties officeooo:rsid="025db485" officeooo:paragraph-rsid="025db485"/>
    </style:style>
    <style:style style:name="P89" style:family="paragraph" style:parent-style-name="Text_20_body" style:list-style-name="L5">
      <style:text-properties officeooo:rsid="0261d249" officeooo:paragraph-rsid="0261d249"/>
    </style:style>
    <style:style style:name="P90" style:family="paragraph" style:parent-style-name="Text_20_body" style:list-style-name="L6">
      <style:text-properties officeooo:rsid="0261d249" officeooo:paragraph-rsid="0261d249"/>
    </style:style>
    <style:style style:name="P91" style:family="paragraph" style:parent-style-name="Text_20_body" style:list-style-name="L5">
      <style:text-properties officeooo:rsid="025d088c" officeooo:paragraph-rsid="025d088c"/>
    </style:style>
    <style:style style:name="P92" style:family="paragraph" style:parent-style-name="Text_20_body" style:list-style-name="L6">
      <style:text-properties officeooo:rsid="0261dda2" officeooo:paragraph-rsid="0261dda2"/>
    </style:style>
    <style:style style:name="P93" style:family="paragraph" style:parent-style-name="Text_20_body" style:list-style-name="L7">
      <style:text-properties officeooo:paragraph-rsid="026728e2"/>
    </style:style>
    <style:style style:name="P94" style:family="paragraph" style:parent-style-name="Text_20_body" style:list-style-name="L7">
      <style:text-properties officeooo:paragraph-rsid="0263d877"/>
    </style:style>
    <style:style style:name="P95" style:family="paragraph" style:parent-style-name="Text_20_body" style:list-style-name="L7">
      <style:text-properties officeooo:paragraph-rsid="0271cf3b"/>
    </style:style>
    <style:style style:name="P96" style:family="paragraph" style:parent-style-name="Text_20_body" style:list-style-name="L7">
      <style:text-properties officeooo:rsid="0263d877" officeooo:paragraph-rsid="0263d877"/>
    </style:style>
    <style:style style:name="P97" style:family="paragraph" style:parent-style-name="Text_20_body" style:list-style-name="L7">
      <style:text-properties officeooo:rsid="0271cf3b" officeooo:paragraph-rsid="0271cf3b"/>
    </style:style>
    <style:style style:name="P98" style:family="paragraph" style:parent-style-name="Text_20_body" style:list-style-name="L8">
      <style:text-properties officeooo:rsid="02a676b7" officeooo:paragraph-rsid="02a676b7"/>
    </style:style>
    <style:style style:name="P99" style:family="paragraph" style:parent-style-name="Text_20_body" style:list-style-name="L9">
      <style:text-properties officeooo:paragraph-rsid="02a69535"/>
    </style:style>
    <style:style style:name="P100" style:family="paragraph" style:parent-style-name="Text_20_body" style:list-style-name="L9">
      <style:text-properties officeooo:rsid="02a69535" officeooo:paragraph-rsid="02a69535"/>
    </style:style>
    <style:style style:name="P101" style:family="paragraph" style:parent-style-name="Text_20_body" style:list-style-name="L9">
      <style:text-properties officeooo:rsid="02a74d39" officeooo:paragraph-rsid="02a74d39"/>
    </style:style>
    <style:style style:name="P102" style:family="paragraph" style:parent-style-name="Text_20_body" style:list-style-name="L10">
      <style:text-properties officeooo:paragraph-rsid="02a971b6"/>
    </style:style>
    <style:style style:name="P103" style:family="paragraph" style:parent-style-name="Text_20_body" style:list-style-name="L10">
      <style:text-properties officeooo:paragraph-rsid="02aa218f"/>
    </style:style>
    <style:style style:name="P104" style:family="paragraph" style:parent-style-name="Text_20_body" style:list-style-name="L10">
      <style:text-properties officeooo:rsid="02a83ab6" officeooo:paragraph-rsid="02a83ab6"/>
    </style:style>
    <style:style style:name="P105" style:family="paragraph" style:parent-style-name="Text_20_body" style:list-style-name="L11">
      <style:text-properties officeooo:paragraph-rsid="02ad12cc"/>
    </style:style>
    <style:style style:name="P106" style:family="paragraph" style:parent-style-name="Text_20_body" style:list-style-name="L11">
      <style:text-properties officeooo:rsid="02abbbf1" officeooo:paragraph-rsid="02abbbf1"/>
    </style:style>
    <style:style style:name="P107" style:family="paragraph" style:parent-style-name="Text_20_body" style:list-style-name="L11">
      <style:text-properties officeooo:rsid="02aefd05" officeooo:paragraph-rsid="02aefd05"/>
    </style:style>
    <style:style style:name="P108" style:family="paragraph" style:parent-style-name="Text_20_body" style:list-style-name="L11">
      <style:text-properties officeooo:rsid="02b0e75f" officeooo:paragraph-rsid="02b0e75f"/>
    </style:style>
    <style:style style:name="P109" style:family="paragraph" style:parent-style-name="Text_20_body" style:list-style-name="L12">
      <style:text-properties officeooo:paragraph-rsid="02b2b124"/>
    </style:style>
    <style:style style:name="P110" style:family="paragraph" style:parent-style-name="Text_20_body" style:list-style-name="L12">
      <style:text-properties officeooo:paragraph-rsid="02b6e88a"/>
    </style:style>
    <style:style style:name="P111" style:family="paragraph" style:parent-style-name="Text_20_body" style:list-style-name="L12">
      <style:text-properties officeooo:paragraph-rsid="02babd63"/>
    </style:style>
    <style:style style:name="P112" style:family="paragraph" style:parent-style-name="Text_20_body" style:list-style-name="L12">
      <style:text-properties officeooo:paragraph-rsid="02bd801c"/>
    </style:style>
    <style:style style:name="P113" style:family="paragraph" style:parent-style-name="Text_20_body" style:list-style-name="L12">
      <style:text-properties officeooo:paragraph-rsid="02be404b"/>
    </style:style>
    <style:style style:name="P114" style:family="paragraph" style:parent-style-name="Text_20_body" style:list-style-name="L12">
      <style:text-properties officeooo:paragraph-rsid="02c1fb61"/>
    </style:style>
    <style:style style:name="P115" style:family="paragraph" style:parent-style-name="Text_20_body" style:list-style-name="L12">
      <style:text-properties officeooo:rsid="02b6e88a" officeooo:paragraph-rsid="02b6e88a"/>
    </style:style>
    <style:style style:name="P116" style:family="paragraph" style:parent-style-name="Text_20_body">
      <style:text-properties officeooo:rsid="02c3b355" officeooo:paragraph-rsid="02c1fb61"/>
    </style:style>
    <style:style style:name="P117" style:family="paragraph" style:parent-style-name="Text_20_body">
      <style:text-properties officeooo:rsid="02c48574" officeooo:paragraph-rsid="02c48574"/>
    </style:style>
    <style:style style:name="P118" style:family="paragraph" style:parent-style-name="Text_20_body">
      <style:paragraph-properties fo:text-align="center" style:justify-single-word="false"/>
      <style:text-properties fo:font-style="italic" fo:font-weight="normal" officeooo:rsid="02c48574" officeooo:paragraph-rsid="02c48574" style:font-style-asian="italic" style:font-weight-asian="normal" style:font-style-complex="italic" style:font-weight-complex="normal"/>
    </style:style>
    <style:style style:name="P119" style:family="paragraph" style:parent-style-name="Text_20_body">
      <style:paragraph-properties fo:text-align="center" style:justify-single-word="false"/>
      <style:text-properties fo:font-style="italic" officeooo:rsid="02c48574" officeooo:paragraph-rsid="02c48574" style:font-style-asian="italic" style:font-style-complex="italic"/>
    </style:style>
    <style:style style:name="P120" style:family="paragraph" style:parent-style-name="Text_20_body">
      <style:paragraph-properties fo:text-align="center" style:justify-single-word="false"/>
      <style:text-properties fo:font-style="italic" officeooo:rsid="02cd0964" officeooo:paragraph-rsid="02cd0964" style:font-style-asian="italic" style:font-style-complex="italic"/>
    </style:style>
    <style:style style:name="P121" style:family="paragraph" style:parent-style-name="Text_20_body">
      <style:paragraph-properties fo:text-align="center" style:justify-single-word="false"/>
      <style:text-properties fo:font-style="italic" officeooo:paragraph-rsid="02f15253" style:font-style-asian="italic" style:font-style-complex="italic"/>
    </style:style>
    <style:style style:name="P122" style:family="paragraph" style:parent-style-name="Text_20_body">
      <style:paragraph-properties fo:text-align="center" style:justify-single-word="false"/>
      <style:text-properties fo:font-style="italic" officeooo:paragraph-rsid="02f06735" style:font-style-asian="italic" style:font-style-complex="italic"/>
    </style:style>
    <style:style style:name="P123" style:family="paragraph" style:parent-style-name="Text_20_body">
      <style:paragraph-properties fo:text-align="center" style:justify-single-word="false"/>
      <style:text-properties fo:font-style="italic" officeooo:paragraph-rsid="02f4f7f0" style:font-style-asian="italic" style:font-style-complex="italic"/>
    </style:style>
    <style:style style:name="P124" style:family="paragraph" style:parent-style-name="Text_20_body">
      <style:paragraph-properties fo:text-align="center" style:justify-single-word="false"/>
      <style:text-properties fo:font-style="italic" officeooo:paragraph-rsid="02f51bc2" style:font-style-asian="italic" style:font-style-complex="italic"/>
    </style:style>
    <style:style style:name="P125" style:family="paragraph" style:parent-style-name="Text_20_body">
      <style:paragraph-properties fo:text-align="center" style:justify-single-word="false"/>
      <style:text-properties fo:font-style="italic" officeooo:paragraph-rsid="02faf59f" style:font-style-asian="italic" style:font-style-complex="italic"/>
    </style:style>
    <style:style style:name="P126" style:family="paragraph" style:parent-style-name="Text_20_body">
      <style:paragraph-properties fo:text-align="center" style:justify-single-word="false"/>
      <style:text-properties fo:font-style="italic" officeooo:paragraph-rsid="02f66fa7" style:font-style-asian="italic" style:font-style-complex="italic"/>
    </style:style>
    <style:style style:name="P127" style:family="paragraph" style:parent-style-name="Text_20_body">
      <style:paragraph-properties fo:text-align="center" style:justify-single-word="false"/>
      <style:text-properties fo:font-style="italic" officeooo:paragraph-rsid="02f7774b" style:font-style-asian="italic" style:font-style-complex="italic"/>
    </style:style>
    <style:style style:name="P128" style:family="paragraph" style:parent-style-name="Text_20_body">
      <style:paragraph-properties fo:text-align="center" style:justify-single-word="false"/>
      <style:text-properties fo:font-style="italic" officeooo:paragraph-rsid="02fbbf75" style:font-style-asian="italic" style:font-style-complex="italic"/>
    </style:style>
    <style:style style:name="P129" style:family="paragraph" style:parent-style-name="Text_20_body">
      <style:paragraph-properties fo:text-align="center" style:justify-single-word="false"/>
      <style:text-properties fo:font-style="italic" officeooo:paragraph-rsid="02fd687f" style:font-style-asian="italic" style:font-style-complex="italic"/>
    </style:style>
    <style:style style:name="P130" style:family="paragraph" style:parent-style-name="Text_20_body">
      <style:paragraph-properties fo:text-align="center" style:justify-single-word="false"/>
      <style:text-properties fo:font-style="italic" officeooo:paragraph-rsid="02ff217e" style:font-style-asian="italic" style:font-style-complex="italic"/>
    </style:style>
    <style:style style:name="P131" style:family="paragraph" style:parent-style-name="Text_20_body">
      <style:paragraph-properties fo:text-align="center" style:justify-single-word="false"/>
      <style:text-properties fo:font-style="italic" officeooo:paragraph-rsid="02fd90d8" style:font-style-asian="italic" style:font-style-complex="italic"/>
    </style:style>
    <style:style style:name="P132" style:family="paragraph" style:parent-style-name="Text_20_body">
      <style:paragraph-properties fo:text-align="center" style:justify-single-word="false"/>
      <style:text-properties fo:font-style="italic" officeooo:paragraph-rsid="03017ba6" style:font-style-asian="italic" style:font-style-complex="italic"/>
    </style:style>
    <style:style style:name="P133" style:family="paragraph" style:parent-style-name="Text_20_body">
      <style:paragraph-properties fo:text-align="center" style:justify-single-word="false"/>
      <style:text-properties fo:font-style="italic" officeooo:paragraph-rsid="0314fd91" style:font-style-asian="italic" style:font-style-complex="italic"/>
    </style:style>
    <style:style style:name="P134" style:family="paragraph" style:parent-style-name="Text_20_body">
      <style:paragraph-properties fo:text-align="center" style:justify-single-word="false"/>
      <style:text-properties fo:font-style="italic" officeooo:paragraph-rsid="030fe535" style:font-style-asian="italic" style:font-style-complex="italic"/>
    </style:style>
    <style:style style:name="P135" style:family="paragraph" style:parent-style-name="Text_20_body">
      <style:paragraph-properties fo:text-align="center" style:justify-single-word="false"/>
      <style:text-properties fo:font-style="italic" officeooo:paragraph-rsid="03189e3d" style:font-style-asian="italic" style:font-style-complex="italic"/>
    </style:style>
    <style:style style:name="P136" style:family="paragraph" style:parent-style-name="Text_20_body">
      <style:paragraph-properties fo:text-align="center" style:justify-single-word="false"/>
      <style:text-properties fo:font-style="italic" officeooo:paragraph-rsid="031a8853" style:font-style-asian="italic" style:font-style-complex="italic"/>
    </style:style>
    <style:style style:name="P137" style:family="paragraph" style:parent-style-name="Text_20_body">
      <style:paragraph-properties fo:text-align="center" style:justify-single-word="false"/>
      <style:text-properties fo:font-style="italic" officeooo:paragraph-rsid="031c0eda" style:font-style-asian="italic" style:font-style-complex="italic"/>
    </style:style>
    <style:style style:name="P138" style:family="paragraph" style:parent-style-name="Text_20_body">
      <style:paragraph-properties fo:text-align="center" style:justify-single-word="false"/>
      <style:text-properties fo:font-style="italic" officeooo:paragraph-rsid="0320f707" style:font-style-asian="italic" style:font-style-complex="italic"/>
    </style:style>
    <style:style style:name="P139" style:family="paragraph" style:parent-style-name="Text_20_body">
      <style:paragraph-properties fo:text-align="center" style:justify-single-word="false"/>
      <style:text-properties fo:font-style="italic" officeooo:paragraph-rsid="032117d2" style:font-style-asian="italic" style:font-style-complex="italic"/>
    </style:style>
    <style:style style:name="P140" style:family="paragraph" style:parent-style-name="Text_20_body">
      <style:paragraph-properties fo:text-align="center" style:justify-single-word="false"/>
      <style:text-properties fo:font-style="italic" officeooo:paragraph-rsid="03230fda" style:font-style-asian="italic" style:font-style-complex="italic"/>
    </style:style>
    <style:style style:name="P141" style:family="paragraph" style:parent-style-name="Text_20_body">
      <style:paragraph-properties fo:text-align="justify" style:justify-single-word="false"/>
      <style:text-properties fo:font-style="italic" officeooo:paragraph-rsid="03176f73" style:font-style-asian="italic" style:font-style-complex="italic"/>
    </style:style>
    <style:style style:name="P142" style:family="paragraph" style:parent-style-name="Text_20_body">
      <style:text-properties officeooo:rsid="02c4b152" officeooo:paragraph-rsid="02c4b152"/>
    </style:style>
    <style:style style:name="P143" style:family="paragraph" style:parent-style-name="Text_20_body">
      <style:text-properties officeooo:rsid="02c5f8dd" officeooo:paragraph-rsid="02c5f8dd"/>
    </style:style>
    <style:style style:name="P144" style:family="paragraph" style:parent-style-name="Text_20_body" style:list-style-name="L13">
      <style:text-properties officeooo:rsid="02c5f8dd" officeooo:paragraph-rsid="02c5f8dd"/>
    </style:style>
    <style:style style:name="P145" style:family="paragraph" style:parent-style-name="Text_20_body">
      <style:paragraph-properties fo:text-align="center" style:justify-single-word="false"/>
      <style:text-properties officeooo:rsid="02c61671" officeooo:paragraph-rsid="02c61671"/>
    </style:style>
    <style:style style:name="P146" style:family="paragraph" style:parent-style-name="Text_20_body">
      <style:text-properties officeooo:rsid="02c61671" officeooo:paragraph-rsid="02c61671"/>
    </style:style>
    <style:style style:name="P147" style:family="paragraph" style:parent-style-name="Text_20_body">
      <style:text-properties officeooo:rsid="02c6d024" officeooo:paragraph-rsid="02c6d024"/>
    </style:style>
    <style:style style:name="P148" style:family="paragraph" style:parent-style-name="Text_20_body" style:list-style-name="L14">
      <style:text-properties officeooo:rsid="02c6d024" officeooo:paragraph-rsid="02c6d024"/>
    </style:style>
    <style:style style:name="P149" style:family="paragraph" style:parent-style-name="Text_20_body" style:list-style-name="L14">
      <style:text-properties officeooo:paragraph-rsid="02c843e2"/>
    </style:style>
    <style:style style:name="P150" style:family="paragraph" style:parent-style-name="Text_20_body" style:list-style-name="L14">
      <style:text-properties officeooo:paragraph-rsid="02ca296c"/>
    </style:style>
    <style:style style:name="P151" style:family="paragraph" style:parent-style-name="Text_20_body">
      <style:text-properties officeooo:rsid="02cae2fb" officeooo:paragraph-rsid="02cae2fb"/>
    </style:style>
    <style:style style:name="P152" style:family="paragraph" style:parent-style-name="Text_20_body">
      <style:text-properties officeooo:rsid="02cc6e9a" officeooo:paragraph-rsid="02cc6e9a"/>
    </style:style>
    <style:style style:name="P153" style:family="paragraph" style:parent-style-name="Text_20_body" style:list-style-name="L15">
      <style:paragraph-properties>
        <style:tab-stops>
          <style:tab-stop style:position="1.517cm"/>
        </style:tab-stops>
      </style:paragraph-properties>
      <style:text-properties officeooo:rsid="02cc6e9a" officeooo:paragraph-rsid="02cc6e9a"/>
    </style:style>
    <style:style style:name="P154" style:family="paragraph" style:parent-style-name="Text_20_body">
      <style:text-properties officeooo:rsid="02ccef3a" officeooo:paragraph-rsid="02ccef3a"/>
    </style:style>
    <style:style style:name="P155" style:family="paragraph" style:parent-style-name="Text_20_body">
      <style:text-properties officeooo:rsid="02cd0964" officeooo:paragraph-rsid="02cd0964"/>
    </style:style>
    <style:style style:name="P156" style:family="paragraph" style:parent-style-name="Text_20_body">
      <style:text-properties officeooo:rsid="02cda653" officeooo:paragraph-rsid="02cda653"/>
    </style:style>
    <style:style style:name="P157" style:family="paragraph" style:parent-style-name="Text_20_body">
      <style:text-properties officeooo:rsid="02cdd0c5" officeooo:paragraph-rsid="02cdd0c5"/>
    </style:style>
    <style:style style:name="P158" style:family="paragraph" style:parent-style-name="Text_20_body">
      <style:text-properties officeooo:rsid="02cdd0c5" officeooo:paragraph-rsid="02cf6e6d"/>
    </style:style>
    <style:style style:name="P159" style:family="paragraph" style:parent-style-name="Text_20_body">
      <style:text-properties officeooo:rsid="02cf6e6d" officeooo:paragraph-rsid="02cf6e6d"/>
    </style:style>
    <style:style style:name="P160" style:family="paragraph" style:parent-style-name="Text_20_body">
      <style:text-properties officeooo:rsid="02d0e48f" officeooo:paragraph-rsid="02d0e48f"/>
    </style:style>
    <style:style style:name="P161" style:family="paragraph" style:parent-style-name="Text_20_body">
      <style:text-properties officeooo:rsid="02d0e48f" officeooo:paragraph-rsid="02d42823"/>
    </style:style>
    <style:style style:name="P162" style:family="paragraph" style:parent-style-name="Text_20_body">
      <style:text-properties officeooo:rsid="02d6aa75" officeooo:paragraph-rsid="02d6aa75"/>
    </style:style>
    <style:style style:name="P163" style:family="paragraph" style:parent-style-name="Text_20_body">
      <style:text-properties officeooo:rsid="02d735cd" officeooo:paragraph-rsid="02d735cd"/>
    </style:style>
    <style:style style:name="P164" style:family="paragraph" style:parent-style-name="Text_20_body">
      <style:text-properties officeooo:rsid="02d86348" officeooo:paragraph-rsid="02d86348"/>
    </style:style>
    <style:style style:name="P165" style:family="paragraph" style:parent-style-name="Text_20_body">
      <style:text-properties officeooo:rsid="02dae868" officeooo:paragraph-rsid="02dae868"/>
    </style:style>
    <style:style style:name="P166" style:family="paragraph" style:parent-style-name="Text_20_body">
      <style:text-properties officeooo:rsid="02e45f4e" officeooo:paragraph-rsid="02e45f4e"/>
    </style:style>
    <style:style style:name="P167" style:family="paragraph" style:parent-style-name="Text_20_body" style:list-style-name="L16">
      <style:text-properties officeooo:rsid="02e45f4e" officeooo:paragraph-rsid="02e45f4e"/>
    </style:style>
    <style:style style:name="P168" style:family="paragraph" style:parent-style-name="Text_20_body" style:list-style-name="L16">
      <style:text-properties officeooo:paragraph-rsid="02e45f4e"/>
    </style:style>
    <style:style style:name="P169" style:family="paragraph" style:parent-style-name="Text_20_body">
      <style:text-properties officeooo:paragraph-rsid="02e5f942"/>
    </style:style>
    <style:style style:name="P170" style:family="paragraph" style:parent-style-name="Text_20_body">
      <style:text-properties officeooo:paragraph-rsid="02e6b0bb"/>
    </style:style>
    <style:style style:name="P171" style:family="paragraph" style:parent-style-name="Text_20_body">
      <style:text-properties officeooo:paragraph-rsid="02e7e0ea"/>
    </style:style>
    <style:style style:name="P172" style:family="paragraph" style:parent-style-name="Text_20_body">
      <style:text-properties officeooo:paragraph-rsid="02ea533d"/>
    </style:style>
    <style:style style:name="P173" style:family="paragraph" style:parent-style-name="Text_20_body">
      <style:text-properties officeooo:paragraph-rsid="02ea623b"/>
    </style:style>
    <style:style style:name="P174" style:family="paragraph" style:parent-style-name="Text_20_body">
      <style:text-properties officeooo:paragraph-rsid="02eb0059"/>
    </style:style>
    <style:style style:name="P175" style:family="paragraph" style:parent-style-name="Text_20_body">
      <style:text-properties officeooo:paragraph-rsid="02ed1ded"/>
    </style:style>
    <style:style style:name="P176" style:family="paragraph" style:parent-style-name="Text_20_body">
      <style:text-properties officeooo:paragraph-rsid="02ee80c0"/>
    </style:style>
    <style:style style:name="P177" style:family="paragraph" style:parent-style-name="Text_20_body">
      <style:text-properties officeooo:paragraph-rsid="02f06735"/>
    </style:style>
    <style:style style:name="P178" style:family="paragraph" style:parent-style-name="Text_20_body">
      <style:text-properties officeooo:paragraph-rsid="02f15253"/>
    </style:style>
    <style:style style:name="P179" style:family="paragraph" style:parent-style-name="Text_20_body">
      <style:paragraph-properties fo:text-align="center" style:justify-single-word="false"/>
      <style:text-properties officeooo:paragraph-rsid="02f204cf"/>
    </style:style>
    <style:style style:name="P180" style:family="paragraph" style:parent-style-name="Text_20_body">
      <style:paragraph-properties fo:text-align="center" style:justify-single-word="false"/>
      <style:text-properties officeooo:paragraph-rsid="02fd90d8"/>
    </style:style>
    <style:style style:name="P181" style:family="paragraph" style:parent-style-name="Text_20_body">
      <style:paragraph-properties fo:text-align="center" style:justify-single-word="false"/>
      <style:text-properties officeooo:paragraph-rsid="03230fda"/>
    </style:style>
    <style:style style:name="P182" style:family="paragraph" style:parent-style-name="Text_20_body">
      <style:text-properties officeooo:paragraph-rsid="02f204cf"/>
    </style:style>
    <style:style style:name="P183" style:family="paragraph" style:parent-style-name="Text_20_body">
      <style:paragraph-properties fo:text-align="justify" style:justify-single-word="false"/>
      <style:text-properties officeooo:paragraph-rsid="02f204cf"/>
    </style:style>
    <style:style style:name="P184" style:family="paragraph" style:parent-style-name="Text_20_body">
      <style:paragraph-properties fo:text-align="justify" style:justify-single-word="false"/>
      <style:text-properties officeooo:paragraph-rsid="02f4f7f0"/>
    </style:style>
    <style:style style:name="P185" style:family="paragraph" style:parent-style-name="Text_20_body">
      <style:paragraph-properties fo:text-align="justify" style:justify-single-word="false"/>
      <style:text-properties officeooo:paragraph-rsid="02fbbf75"/>
    </style:style>
    <style:style style:name="P186" style:family="paragraph" style:parent-style-name="Text_20_body">
      <style:paragraph-properties fo:text-align="justify" style:justify-single-word="false"/>
      <style:text-properties officeooo:paragraph-rsid="02fd687f"/>
    </style:style>
    <style:style style:name="P187" style:family="paragraph" style:parent-style-name="Text_20_body">
      <style:paragraph-properties fo:text-align="justify" style:justify-single-word="false"/>
      <style:text-properties officeooo:paragraph-rsid="02fd90d8"/>
    </style:style>
    <style:style style:name="P188" style:family="paragraph" style:parent-style-name="Text_20_body">
      <style:paragraph-properties fo:text-align="justify" style:justify-single-word="false"/>
      <style:text-properties officeooo:paragraph-rsid="02ff217e"/>
    </style:style>
    <style:style style:name="P189" style:family="paragraph" style:parent-style-name="Text_20_body">
      <style:paragraph-properties fo:text-align="justify" style:justify-single-word="false"/>
      <style:text-properties officeooo:paragraph-rsid="03017ba6"/>
    </style:style>
    <style:style style:name="P190" style:family="paragraph" style:parent-style-name="Text_20_body">
      <style:paragraph-properties fo:text-align="justify" style:justify-single-word="false"/>
      <style:text-properties officeooo:paragraph-rsid="03024697"/>
    </style:style>
    <style:style style:name="P191" style:family="paragraph" style:parent-style-name="Text_20_body">
      <style:paragraph-properties fo:text-align="justify" style:justify-single-word="false"/>
      <style:text-properties officeooo:paragraph-rsid="0302b43a"/>
    </style:style>
    <style:style style:name="P192" style:family="paragraph" style:parent-style-name="Text_20_body">
      <style:paragraph-properties fo:text-align="justify" style:justify-single-word="false"/>
      <style:text-properties officeooo:paragraph-rsid="0306cd36"/>
    </style:style>
    <style:style style:name="P193" style:family="paragraph" style:parent-style-name="Text_20_body" style:list-style-name="L17">
      <style:paragraph-properties fo:text-align="justify" style:justify-single-word="false"/>
      <style:text-properties officeooo:paragraph-rsid="0306cd36"/>
    </style:style>
    <style:style style:name="P194" style:family="paragraph" style:parent-style-name="Text_20_body" style:list-style-name="L17">
      <style:paragraph-properties fo:text-align="justify" style:justify-single-word="false"/>
      <style:text-properties officeooo:paragraph-rsid="030853d2"/>
    </style:style>
    <style:style style:name="P195" style:family="paragraph" style:parent-style-name="Text_20_body" style:list-style-name="L17">
      <style:paragraph-properties fo:text-align="justify" style:justify-single-word="false"/>
      <style:text-properties officeooo:paragraph-rsid="0309d392"/>
    </style:style>
    <style:style style:name="P196" style:family="paragraph" style:parent-style-name="Text_20_body" style:list-style-name="L17">
      <style:paragraph-properties fo:text-align="justify" style:justify-single-word="false"/>
      <style:text-properties officeooo:paragraph-rsid="030cf2d6"/>
    </style:style>
    <style:style style:name="P197" style:family="paragraph" style:parent-style-name="Text_20_body">
      <style:paragraph-properties fo:text-align="justify" style:justify-single-word="false"/>
      <style:text-properties officeooo:paragraph-rsid="030cf2d6"/>
    </style:style>
    <style:style style:name="P198" style:family="paragraph" style:parent-style-name="Text_20_body">
      <style:paragraph-properties fo:text-align="justify" style:justify-single-word="false"/>
      <style:text-properties officeooo:paragraph-rsid="0314fd91"/>
    </style:style>
    <style:style style:name="P199" style:family="paragraph" style:parent-style-name="Text_20_body">
      <style:paragraph-properties fo:text-align="justify" style:justify-single-word="false"/>
      <style:text-properties officeooo:paragraph-rsid="03166b39"/>
    </style:style>
    <style:style style:name="P200" style:family="paragraph" style:parent-style-name="Text_20_body">
      <style:paragraph-properties fo:text-align="justify" style:justify-single-word="false"/>
      <style:text-properties officeooo:paragraph-rsid="031727ee"/>
    </style:style>
    <style:style style:name="P201" style:family="paragraph" style:parent-style-name="Text_20_body">
      <style:paragraph-properties fo:text-align="justify" style:justify-single-word="false"/>
      <style:text-properties officeooo:paragraph-rsid="03176f73"/>
    </style:style>
    <style:style style:name="P202" style:family="paragraph" style:parent-style-name="Text_20_body">
      <style:paragraph-properties fo:text-align="justify" style:justify-single-word="false"/>
      <style:text-properties officeooo:paragraph-rsid="0317eff4"/>
    </style:style>
    <style:style style:name="P203" style:family="paragraph" style:parent-style-name="Text_20_body">
      <style:paragraph-properties fo:text-align="justify" style:justify-single-word="false"/>
      <style:text-properties officeooo:paragraph-rsid="03189e3d"/>
    </style:style>
    <style:style style:name="P204" style:family="paragraph" style:parent-style-name="Text_20_body">
      <style:paragraph-properties fo:text-align="justify" style:justify-single-word="false"/>
      <style:text-properties officeooo:paragraph-rsid="0319567c"/>
    </style:style>
    <style:style style:name="P205" style:family="paragraph" style:parent-style-name="Text_20_body">
      <style:paragraph-properties fo:text-align="justify" style:justify-single-word="false"/>
      <style:text-properties officeooo:paragraph-rsid="031a8853"/>
    </style:style>
    <style:style style:name="P206" style:family="paragraph" style:parent-style-name="Text_20_body">
      <style:paragraph-properties fo:text-align="justify" style:justify-single-word="false"/>
      <style:text-properties officeooo:paragraph-rsid="031efb18"/>
    </style:style>
    <style:style style:name="P207" style:family="paragraph" style:parent-style-name="Text_20_body">
      <style:paragraph-properties fo:text-align="justify" style:justify-single-word="false"/>
      <style:text-properties officeooo:paragraph-rsid="0320f707"/>
    </style:style>
    <style:style style:name="P208" style:family="paragraph" style:parent-style-name="Text_20_body">
      <style:paragraph-properties fo:text-align="justify" style:justify-single-word="false"/>
      <style:text-properties officeooo:paragraph-rsid="03246b64"/>
    </style:style>
    <style:style style:name="P209" style:family="paragraph" style:parent-style-name="Text_20_body">
      <style:paragraph-properties fo:text-align="justify" style:justify-single-word="false"/>
      <style:text-properties officeooo:paragraph-rsid="032571dc"/>
    </style:style>
    <style:style style:name="P210" style:family="paragraph" style:parent-style-name="Text_20_body">
      <style:paragraph-properties fo:text-align="justify" style:justify-single-word="false"/>
      <style:text-properties officeooo:paragraph-rsid="032c165a"/>
    </style:style>
    <style:style style:name="P211" style:family="paragraph" style:parent-style-name="Text_20_body">
      <style:text-properties officeooo:paragraph-rsid="02f4f7f0"/>
    </style:style>
    <style:style style:name="P212" style:family="paragraph" style:parent-style-name="Text_20_body">
      <style:text-properties officeooo:paragraph-rsid="02f51bc2"/>
    </style:style>
    <style:style style:name="P213" style:family="paragraph" style:parent-style-name="Text_20_body">
      <style:text-properties officeooo:paragraph-rsid="02f66fa7"/>
    </style:style>
    <style:style style:name="P214" style:family="paragraph" style:parent-style-name="Text_20_body">
      <style:text-properties officeooo:paragraph-rsid="02f7774b"/>
    </style:style>
    <style:style style:name="P215" style:family="paragraph" style:parent-style-name="Text_20_body">
      <style:text-properties officeooo:paragraph-rsid="02faf59f"/>
    </style:style>
    <style:style style:name="P216" style:family="paragraph" style:parent-style-name="Text_20_body">
      <style:text-properties officeooo:paragraph-rsid="02fbbf75"/>
    </style:style>
    <style:style style:name="P217" style:family="paragraph" style:parent-style-name="Text_20_body">
      <style:text-properties officeooo:paragraph-rsid="030fe535"/>
    </style:style>
    <style:style style:name="P218" style:family="paragraph" style:parent-style-name="Text_20_body">
      <style:text-properties officeooo:paragraph-rsid="032c165a"/>
    </style:style>
    <style:style style:name="P219" style:family="paragraph" style:parent-style-name="Text_20_body">
      <style:text-properties officeooo:paragraph-rsid="032caf13"/>
    </style:style>
    <style:style style:name="P220" style:family="paragraph" style:parent-style-name="Text_20_body">
      <style:text-properties officeooo:paragraph-rsid="032d2fa6"/>
    </style:style>
    <style:style style:name="P221" style:family="paragraph" style:parent-style-name="Text_20_body">
      <style:text-properties officeooo:paragraph-rsid="032de230"/>
    </style:style>
    <style:style style:name="P222" style:family="paragraph" style:parent-style-name="Text_20_body">
      <style:text-properties officeooo:paragraph-rsid="03302405"/>
    </style:style>
    <style:style style:name="P223" style:family="paragraph" style:parent-style-name="Text_20_body">
      <style:text-properties officeooo:paragraph-rsid="0330fe16"/>
    </style:style>
    <style:style style:name="P224" style:family="paragraph" style:parent-style-name="Heading_20_1" style:master-page-name="Standard">
      <style:paragraph-properties style:page-number="auto"/>
      <style:text-properties officeooo:rsid="0253de4f" officeooo:paragraph-rsid="0253de4f"/>
    </style:style>
    <style:style style:name="P225" style:family="paragraph" style:parent-style-name="Heading_20_1">
      <style:text-properties officeooo:rsid="02cc6e9a"/>
    </style:style>
    <style:style style:name="P226" style:family="paragraph" style:parent-style-name="Heading_20_1">
      <style:text-properties officeooo:paragraph-rsid="02e5f942"/>
    </style:style>
    <style:style style:name="P227" style:family="paragraph" style:parent-style-name="Heading_20_1">
      <style:paragraph-properties fo:break-before="page"/>
    </style:style>
    <style:style style:name="P228" style:family="paragraph" style:parent-style-name="Heading_20_2">
      <style:text-properties officeooo:rsid="025cac41" officeooo:paragraph-rsid="025cac41"/>
    </style:style>
    <style:style style:name="P229" style:family="paragraph" style:parent-style-name="Heading_20_2">
      <style:text-properties officeooo:rsid="0274bedc" officeooo:paragraph-rsid="0274bedc"/>
    </style:style>
    <style:style style:name="P230" style:family="paragraph" style:parent-style-name="Heading_20_2">
      <style:text-properties officeooo:rsid="02b28cac"/>
    </style:style>
    <style:style style:name="P231" style:family="paragraph" style:parent-style-name="Heading_20_2">
      <style:text-properties officeooo:rsid="02c48574"/>
    </style:style>
    <style:style style:name="P232" style:family="paragraph" style:parent-style-name="Heading_20_2">
      <style:text-properties officeooo:rsid="02cd0964"/>
    </style:style>
    <style:style style:name="P233" style:family="paragraph" style:parent-style-name="Heading_20_2">
      <style:text-properties officeooo:rsid="02cf6e6d" officeooo:paragraph-rsid="02cf6e6d"/>
    </style:style>
    <style:style style:name="P234" style:family="paragraph" style:parent-style-name="Heading_20_2">
      <style:text-properties officeooo:paragraph-rsid="02d42823"/>
    </style:style>
    <style:style style:name="P235" style:family="paragraph" style:parent-style-name="Heading_20_2">
      <style:text-properties officeooo:rsid="02e59f9e"/>
    </style:style>
    <style:style style:name="P236"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fo:font-weight="bold" officeooo:rsid="02c5ad9d" style:font-weight-asian="bold" style:font-weight-complex="bold"/>
    </style:style>
    <style:style style:name="T40" style:family="text">
      <style:text-properties fo:font-weight="bold" officeooo:rsid="02c48574" style:font-weight-asian="bold" style:font-weight-complex="bold"/>
    </style:style>
    <style:style style:name="T41" style:family="text">
      <style:text-properties fo:font-weight="bold" officeooo:rsid="02c5f8dd" style:font-weight-asian="bold" style:font-weight-complex="bold"/>
    </style:style>
    <style:style style:name="T42" style:family="text">
      <style:text-properties fo:font-weight="bold" officeooo:rsid="03230fda" style:font-weight-asian="bold" style:font-weight-complex="bold"/>
    </style:style>
    <style:style style:name="T43" style:family="text">
      <style:text-properties fo:font-weight="bold" officeooo:rsid="032de230" style:font-weight-asian="bold" style:font-weight-complex="bold"/>
    </style:style>
    <style:style style:name="T44" style:family="text">
      <style:text-properties officeooo:rsid="02867709"/>
    </style:style>
    <style:style style:name="T45" style:family="text">
      <style:text-properties officeooo:rsid="0288612c"/>
    </style:style>
    <style:style style:name="T46" style:family="text">
      <style:text-properties officeooo:rsid="028a8ae5"/>
    </style:style>
    <style:style style:name="T47" style:family="text">
      <style:text-properties officeooo:rsid="028c0a0c"/>
    </style:style>
    <style:style style:name="T48" style:family="text">
      <style:text-properties officeooo:rsid="028c406c"/>
    </style:style>
    <style:style style:name="T49" style:family="text">
      <style:text-properties officeooo:rsid="028d99ef"/>
    </style:style>
    <style:style style:name="T50" style:family="text">
      <style:text-properties officeooo:rsid="028f1840"/>
    </style:style>
    <style:style style:name="T51" style:family="text">
      <style:text-properties officeooo:rsid="028fced9"/>
    </style:style>
    <style:style style:name="T52" style:family="text">
      <style:text-properties officeooo:rsid="02917a1b"/>
    </style:style>
    <style:style style:name="T53" style:family="text">
      <style:text-properties officeooo:rsid="0296e711"/>
    </style:style>
    <style:style style:name="T54" style:family="text">
      <style:text-properties officeooo:rsid="029aa17b"/>
    </style:style>
    <style:style style:name="T55" style:family="text">
      <style:text-properties officeooo:rsid="029bd30d"/>
    </style:style>
    <style:style style:name="T56" style:family="text">
      <style:text-properties officeooo:rsid="029bf49c"/>
    </style:style>
    <style:style style:name="T57" style:family="text">
      <style:text-properties officeooo:rsid="029f6122"/>
    </style:style>
    <style:style style:name="T58" style:family="text">
      <style:text-properties officeooo:rsid="02a14c41"/>
    </style:style>
    <style:style style:name="T59" style:family="text">
      <style:text-properties officeooo:rsid="02a5ac82"/>
    </style:style>
    <style:style style:name="T60" style:family="text">
      <style:text-properties officeooo:rsid="02a676b7"/>
    </style:style>
    <style:style style:name="T61" style:family="text">
      <style:text-properties officeooo:rsid="02a69535"/>
    </style:style>
    <style:style style:name="T62" style:family="text">
      <style:text-properties officeooo:rsid="02a74d39"/>
    </style:style>
    <style:style style:name="T63" style:family="text">
      <style:text-properties officeooo:rsid="02a971b6"/>
    </style:style>
    <style:style style:name="T64" style:family="text">
      <style:text-properties officeooo:rsid="02aa218f"/>
    </style:style>
    <style:style style:name="T65" style:family="text">
      <style:text-properties officeooo:rsid="02ab4475"/>
    </style:style>
    <style:style style:name="T66" style:family="text">
      <style:text-properties officeooo:rsid="02ad12cc"/>
    </style:style>
    <style:style style:name="T67" style:family="text">
      <style:text-properties officeooo:rsid="02ae58e1"/>
    </style:style>
    <style:style style:name="T68" style:family="text">
      <style:text-properties officeooo:rsid="02b05c66"/>
    </style:style>
    <style:style style:name="T69" style:family="text">
      <style:text-properties officeooo:rsid="02b2b124"/>
    </style:style>
    <style:style style:name="T70" style:family="text">
      <style:text-properties officeooo:rsid="02b53717"/>
    </style:style>
    <style:style style:name="T71" style:family="text">
      <style:text-properties officeooo:rsid="02b5f588"/>
    </style:style>
    <style:style style:name="T72" style:family="text">
      <style:text-properties officeooo:rsid="02b6e88a"/>
    </style:style>
    <style:style style:name="T73" style:family="text">
      <style:text-properties officeooo:rsid="02b79de4"/>
    </style:style>
    <style:style style:name="T74" style:family="text">
      <style:text-properties officeooo:rsid="02babd63"/>
    </style:style>
    <style:style style:name="T75" style:family="text">
      <style:text-properties officeooo:rsid="02bc8bd2"/>
    </style:style>
    <style:style style:name="T76" style:family="text">
      <style:text-properties officeooo:rsid="02bd801c"/>
    </style:style>
    <style:style style:name="T77" style:family="text">
      <style:text-properties officeooo:rsid="02be050c"/>
    </style:style>
    <style:style style:name="T78" style:family="text">
      <style:text-properties officeooo:rsid="02be404b"/>
    </style:style>
    <style:style style:name="T79" style:family="text">
      <style:text-properties officeooo:rsid="02bf5fe3"/>
    </style:style>
    <style:style style:name="T80" style:family="text">
      <style:text-properties officeooo:rsid="02c1e638"/>
    </style:style>
    <style:style style:name="T81" style:family="text">
      <style:text-properties officeooo:rsid="02c1fb61"/>
    </style:style>
    <style:style style:name="T82" style:family="text">
      <style:text-properties officeooo:rsid="02c3b355"/>
    </style:style>
    <style:style style:name="T83" style:family="text">
      <style:text-properties officeooo:rsid="02c48574"/>
    </style:style>
    <style:style style:name="T84" style:family="text">
      <style:text-properties officeooo:rsid="02c4b152"/>
    </style:style>
    <style:style style:name="T85" style:family="text">
      <style:text-properties officeooo:rsid="02c5ad9d"/>
    </style:style>
    <style:style style:name="T86" style:family="text">
      <style:text-properties officeooo:rsid="02c5f8dd"/>
    </style:style>
    <style:style style:name="T87" style:family="text">
      <style:text-properties fo:font-weight="normal" officeooo:rsid="02c5ad9d" style:font-weight-asian="normal" style:font-weight-complex="normal"/>
    </style:style>
    <style:style style:name="T88" style:family="text">
      <style:text-properties officeooo:rsid="02c61671"/>
    </style:style>
    <style:style style:name="T89" style:family="text">
      <style:text-properties fo:font-style="italic" officeooo:rsid="02c61671" style:font-style-asian="italic" style:font-style-complex="italic"/>
    </style:style>
    <style:style style:name="T90" style:family="text">
      <style:text-properties fo:font-style="italic" officeooo:rsid="02f300f7" style:font-style-asian="italic" style:font-style-complex="italic"/>
    </style:style>
    <style:style style:name="T91" style:family="text">
      <style:text-properties fo:font-style="italic" officeooo:rsid="02f204cf" style:font-style-asian="italic" style:font-style-complex="italic"/>
    </style:style>
    <style:style style:name="T92" style:family="text">
      <style:text-properties fo:font-style="italic" officeooo:rsid="02fd90d8" style:font-style-asian="italic" style:font-style-complex="italic"/>
    </style:style>
    <style:style style:name="T93" style:family="text">
      <style:text-properties fo:font-style="italic" officeooo:rsid="03024697" style:font-style-asian="italic" style:font-style-complex="italic"/>
    </style:style>
    <style:style style:name="T94" style:family="text">
      <style:text-properties fo:font-style="italic" officeooo:rsid="031727ee" style:font-style-asian="italic" style:font-style-complex="italic"/>
    </style:style>
    <style:style style:name="T95" style:family="text">
      <style:text-properties fo:font-style="italic" officeooo:rsid="0319567c" style:font-style-asian="italic" style:font-style-complex="italic"/>
    </style:style>
    <style:style style:name="T96" style:family="text">
      <style:text-properties fo:font-style="italic" officeooo:rsid="031a8853" style:font-style-asian="italic" style:font-style-complex="italic"/>
    </style:style>
    <style:style style:name="T97" style:family="text">
      <style:text-properties fo:font-style="italic" officeooo:rsid="032117d2" style:font-style-asian="italic" style:font-style-complex="italic"/>
    </style:style>
    <style:style style:name="T98" style:family="text">
      <style:text-properties fo:font-style="italic" officeooo:rsid="032326de" style:font-style-asian="italic" style:font-style-complex="italic"/>
    </style:style>
    <style:style style:name="T99" style:family="text">
      <style:text-properties fo:font-style="italic" officeooo:rsid="03246b64" style:font-style-asian="italic" style:font-style-complex="italic"/>
    </style:style>
    <style:style style:name="T100" style:family="text">
      <style:text-properties fo:font-style="italic" officeooo:rsid="032d2fa6" style:font-style-asian="italic" style:font-style-complex="italic"/>
    </style:style>
    <style:style style:name="T101" style:family="text">
      <style:text-properties officeooo:rsid="02c843e2"/>
    </style:style>
    <style:style style:name="T102" style:family="text">
      <style:text-properties officeooo:rsid="02ca296c"/>
    </style:style>
    <style:style style:name="T103" style:family="text">
      <style:text-properties officeooo:rsid="02cd0964"/>
    </style:style>
    <style:style style:name="T104" style:family="text">
      <style:text-properties officeooo:rsid="02cda653"/>
    </style:style>
    <style:style style:name="T105" style:family="text">
      <style:text-properties officeooo:rsid="02cdd0c5"/>
    </style:style>
    <style:style style:name="T106" style:family="text">
      <style:text-properties officeooo:rsid="02cf6e6d"/>
    </style:style>
    <style:style style:name="T107" style:family="text">
      <style:text-properties officeooo:rsid="02d0e48f"/>
    </style:style>
    <style:style style:name="T108" style:family="text">
      <style:text-properties officeooo:rsid="02d0efd4"/>
    </style:style>
    <style:style style:name="T109" style:family="text">
      <style:text-properties officeooo:rsid="02d2ed77"/>
    </style:style>
    <style:style style:name="T110" style:family="text">
      <style:text-properties officeooo:rsid="02d42823"/>
    </style:style>
    <style:style style:name="T111" style:family="text">
      <style:text-properties officeooo:rsid="02d579a5"/>
    </style:style>
    <style:style style:name="T112" style:family="text">
      <style:text-properties officeooo:rsid="02d86348"/>
    </style:style>
    <style:style style:name="T113" style:family="text">
      <style:text-properties officeooo:rsid="02da0693"/>
    </style:style>
    <style:style style:name="T114" style:family="text">
      <style:text-properties officeooo:rsid="02dae868"/>
    </style:style>
    <style:style style:name="T115" style:family="text">
      <style:text-properties officeooo:rsid="02dea8d7"/>
    </style:style>
    <style:style style:name="T116" style:family="text">
      <style:text-properties officeooo:rsid="02e05579"/>
    </style:style>
    <style:style style:name="T117" style:family="text">
      <style:text-properties officeooo:rsid="02e0e329"/>
    </style:style>
    <style:style style:name="T118" style:family="text">
      <style:text-properties officeooo:rsid="02e1888d"/>
    </style:style>
    <style:style style:name="T119" style:family="text">
      <style:text-properties officeooo:rsid="02e2d0fd"/>
    </style:style>
    <style:style style:name="T120" style:family="text">
      <style:text-properties officeooo:rsid="02e45f4e"/>
    </style:style>
    <style:style style:name="T121" style:family="text">
      <style:text-properties officeooo:rsid="02e59dfd"/>
    </style:style>
    <style:style style:name="T122" style:family="text">
      <style:text-properties officeooo:rsid="02e5f942"/>
    </style:style>
    <style:style style:name="T123" style:family="text">
      <style:text-properties officeooo:rsid="02e6b0bb"/>
    </style:style>
    <style:style style:name="T124" style:family="text">
      <style:text-properties officeooo:rsid="02e6ec86"/>
    </style:style>
    <style:style style:name="T125" style:family="text">
      <style:text-properties officeooo:rsid="02e7e0ea"/>
    </style:style>
    <style:style style:name="T126" style:family="text">
      <style:text-properties officeooo:rsid="02e946fb"/>
    </style:style>
    <style:style style:name="T127" style:family="text">
      <style:text-properties officeooo:rsid="02ea533d"/>
    </style:style>
    <style:style style:name="T128" style:family="text">
      <style:text-properties officeooo:rsid="02ea623b"/>
    </style:style>
    <style:style style:name="T129" style:family="text">
      <style:text-properties officeooo:rsid="02eb0059"/>
    </style:style>
    <style:style style:name="T130" style:family="text">
      <style:text-properties officeooo:rsid="02ed1ded"/>
    </style:style>
    <style:style style:name="T131" style:family="text">
      <style:text-properties officeooo:rsid="02ee80c0"/>
    </style:style>
    <style:style style:name="T132" style:family="text">
      <style:text-properties officeooo:rsid="02ef0ae4"/>
    </style:style>
    <style:style style:name="T133" style:family="text">
      <style:text-properties officeooo:rsid="02f06735"/>
    </style:style>
    <style:style style:name="T134" style:family="text">
      <style:text-properties officeooo:rsid="02f15253"/>
    </style:style>
    <style:style style:name="T135" style:family="text">
      <style:text-properties officeooo:rsid="02f204cf"/>
    </style:style>
    <style:style style:name="T136" style:family="text">
      <style:text-properties officeooo:rsid="02f2a3bb"/>
    </style:style>
    <style:style style:name="T137" style:family="text">
      <style:text-properties officeooo:rsid="02f4f7f0"/>
    </style:style>
    <style:style style:name="T138" style:family="text">
      <style:text-properties officeooo:rsid="02f51bc2"/>
    </style:style>
    <style:style style:name="T139" style:family="text">
      <style:text-properties officeooo:rsid="02f66fa7"/>
    </style:style>
    <style:style style:name="T140" style:family="text">
      <style:text-properties officeooo:rsid="02f7774b"/>
    </style:style>
    <style:style style:name="T141" style:family="text">
      <style:text-properties officeooo:rsid="02faf59f"/>
    </style:style>
    <style:style style:name="T142" style:family="text">
      <style:text-properties officeooo:rsid="02fbbf75"/>
    </style:style>
    <style:style style:name="T143" style:family="text">
      <style:text-properties officeooo:rsid="02fd687f"/>
    </style:style>
    <style:style style:name="T144" style:family="text">
      <style:text-properties officeooo:rsid="02fd90d8"/>
    </style:style>
    <style:style style:name="T145" style:family="text">
      <style:text-properties officeooo:rsid="02ff217e"/>
    </style:style>
    <style:style style:name="T146" style:family="text">
      <style:text-properties officeooo:rsid="030053af"/>
    </style:style>
    <style:style style:name="T147" style:family="text">
      <style:text-properties officeooo:rsid="03017ba6"/>
    </style:style>
    <style:style style:name="T148" style:family="text">
      <style:text-properties officeooo:rsid="03024697"/>
    </style:style>
    <style:style style:name="T149" style:family="text">
      <style:text-properties officeooo:rsid="0302b43a"/>
    </style:style>
    <style:style style:name="T150" style:family="text">
      <style:text-properties officeooo:rsid="0303ce40"/>
    </style:style>
    <style:style style:name="T151" style:family="text">
      <style:text-properties officeooo:rsid="0304d2ff"/>
    </style:style>
    <style:style style:name="T152" style:family="text">
      <style:text-properties officeooo:rsid="0306cd36"/>
    </style:style>
    <style:style style:name="T153" style:family="text">
      <style:text-properties officeooo:rsid="03082c8e"/>
    </style:style>
    <style:style style:name="T154" style:family="text">
      <style:text-properties officeooo:rsid="030853d2"/>
    </style:style>
    <style:style style:name="T155" style:family="text">
      <style:text-properties officeooo:rsid="0309d392"/>
    </style:style>
    <style:style style:name="T156" style:family="text">
      <style:text-properties officeooo:rsid="030b649a"/>
    </style:style>
    <style:style style:name="T157" style:family="text">
      <style:text-properties officeooo:rsid="030cf2d6"/>
    </style:style>
    <style:style style:name="T158" style:family="text">
      <style:text-properties officeooo:rsid="030d9209"/>
    </style:style>
    <style:style style:name="T159" style:family="text">
      <style:text-properties officeooo:rsid="030e76f6"/>
    </style:style>
    <style:style style:name="T160" style:family="text">
      <style:text-properties officeooo:rsid="030fe535"/>
    </style:style>
    <style:style style:name="T161" style:family="text">
      <style:text-properties officeooo:rsid="031145b8"/>
    </style:style>
    <style:style style:name="T162" style:family="text">
      <style:text-properties officeooo:rsid="03146aff"/>
    </style:style>
    <style:style style:name="T163" style:family="text">
      <style:text-properties officeooo:rsid="0314fd91"/>
    </style:style>
    <style:style style:name="T164" style:family="text">
      <style:text-properties officeooo:rsid="03166b39"/>
    </style:style>
    <style:style style:name="T165" style:family="text">
      <style:text-properties officeooo:rsid="031727ee"/>
    </style:style>
    <style:style style:name="T166" style:family="text">
      <style:text-properties officeooo:rsid="0317299f"/>
    </style:style>
    <style:style style:name="T167" style:family="text">
      <style:text-properties officeooo:rsid="03176f73"/>
    </style:style>
    <style:style style:name="T168" style:family="text">
      <style:text-properties officeooo:rsid="0317eff4"/>
    </style:style>
    <style:style style:name="T169" style:family="text">
      <style:text-properties officeooo:rsid="03189e3d"/>
    </style:style>
    <style:style style:name="T170" style:family="text">
      <style:text-properties officeooo:rsid="0319567c"/>
    </style:style>
    <style:style style:name="T171" style:family="text">
      <style:text-properties officeooo:rsid="031a8853"/>
    </style:style>
    <style:style style:name="T172" style:family="text">
      <style:text-properties officeooo:rsid="031c0eda"/>
    </style:style>
    <style:style style:name="T173" style:family="text">
      <style:text-properties officeooo:rsid="031efb18"/>
    </style:style>
    <style:style style:name="T174" style:family="text">
      <style:text-properties officeooo:rsid="0320f707"/>
    </style:style>
    <style:style style:name="T175" style:family="text">
      <style:text-properties officeooo:rsid="032117d2"/>
    </style:style>
    <style:style style:name="T176" style:family="text">
      <style:text-properties officeooo:rsid="03230fda"/>
    </style:style>
    <style:style style:name="T177" style:family="text">
      <style:text-properties officeooo:rsid="03246b64"/>
    </style:style>
    <style:style style:name="T178" style:family="text">
      <style:text-properties officeooo:rsid="032571dc"/>
    </style:style>
    <style:style style:name="T179" style:family="text">
      <style:text-properties officeooo:rsid="032694e2"/>
    </style:style>
    <style:style style:name="T180" style:family="text">
      <style:text-properties officeooo:rsid="03284598"/>
    </style:style>
    <style:style style:name="T181" style:family="text">
      <style:text-properties officeooo:rsid="032c165a"/>
    </style:style>
    <style:style style:name="T182" style:family="text">
      <style:text-properties officeooo:rsid="032caf13"/>
    </style:style>
    <style:style style:name="T183" style:family="text">
      <style:text-properties officeooo:rsid="032d2fa6"/>
    </style:style>
    <style:style style:name="T184" style:family="text">
      <style:text-properties officeooo:rsid="032de230"/>
    </style:style>
    <style:style style:name="T185" style:family="text">
      <style:text-properties officeooo:rsid="03302405"/>
    </style:style>
    <style:style style:name="T186" style:family="text">
      <style:text-properties officeooo:rsid="0330fe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4"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44">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45">для получения заданных характеристик.</text:span></text:p>
      <text:p text:style-name="P23">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6318921788970179887" text:style-name="L1">
        <text:list-item>
          <text:p text:style-name="P81">Бесекерский В. А., Попов Е.П. - Теория систем автоматического регулирования.</text:p>
        </text:list-item>
        <text:list-item>
          <text:p text:style-name="P81">Цыпкин Я. З. - Основы теории автоматических систем.</text:p>
        </text:list-item>
        <text:list-item>
          <text:p text:style-name="P81">Воронов Л.А. - Теория автоматического управления.</text:p>
        </text:list-item>
        <text:list-item>
          <text:p text:style-name="P81">Бесекерский В. А., Изранцев В.В. - Системы автоматического управления с микроЭВМ.</text:p>
        </text:list-item>
        <text:list-item>
          <text:p text:style-name="P82">Попов Е.П. - Теория линейных систем автоматического регулирования и управления.</text:p>
        </text:list-item>
        <text:list-item>
          <text:p text:style-name="P82">Первозванский А. А. - Курс теории автоматического управления.</text:p>
        </text:list-item>
      </text:list>
      <text:p text:style-name="P7"/>
      <text:h text:style-name="P78"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8681335359949795738" text:style-name="L2">
        <text:list-item>
          <text:p text:style-name="P83"><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83"><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83"><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1655365214992884180" text:style-name="L3">
        <text:list-item>
          <text:p text:style-name="P84"><text:soft-page-break/>объект управления (ОУ)</text:p>
        </text:list-item>
        <text:list-item>
          <text:p text:style-name="P84">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236" svg:width="3.176cm" svg:height="1.447cm" svg:x="6.445cm" svg:y="0.536cm"><text:p text:style-name="P236">ОУ</text:p></draw:rect><draw:line text:anchor-type="paragraph" draw:z-index="2" draw:style-name="gr2" draw:text-style-name="P236" svg:x1="0.66cm" svg:y1="1.418cm" svg:x2="11.138cm" svg:y2="1.383cm"><text:p/></draw:line><draw:rect text:anchor-type="paragraph" draw:z-index="0" draw:style-name="gr1" draw:text-style-name="P236" svg:width="2.752cm" svg:height="1.235cm" svg:x="1.577cm" svg:y="0.642cm"><text:p text:style-name="P236">УУ</text:p></draw:rect><draw:line text:anchor-type="paragraph" draw:z-index="37" draw:style-name="gr2" draw:text-style-name="P236" svg:x1="8.456cm" svg:y1="0.078cm" svg:x2="8.456cm" svg:y2="0.748cm"><text:p/></draw:line></text:p>
      <text:p text:style-name="P9"/>
      <text:p text:style-name="P9"/>
      <text:p text:style-name="P9"/>
      <text:p text:style-name="P9"><draw:polyline text:anchor-type="paragraph" draw:z-index="21" draw:style-name="gr2" draw:text-style-name="P236" svg:width="0.952cm" svg:height="0.034cm" draw:transform="rotate (1.5707963267949) translate (0.254cm 2.71991666666667cm)" svg:viewBox="0 0 953 35" draw:points="0,35 353,0 706,0 953,35"><text:p/></draw:polyline><draw:line text:anchor-type="paragraph" draw:z-index="20" draw:style-name="gr2" draw:text-style-name="P236" svg:x1="11.155cm" svg:y1="2.79cm" svg:x2="0.289cm" svg:y2="2.755cm"><text:p/></draw:line><draw:line text:anchor-type="paragraph" draw:z-index="19" draw:style-name="gr2" draw:text-style-name="P236" svg:x1="10.908cm" svg:y1="1.383cm" svg:x2="10.908cm" svg:y2="2.755cm"><text:p/></draw:line><draw:line text:anchor-type="paragraph" draw:z-index="18" draw:style-name="gr2" draw:text-style-name="P236" svg:x1="0.183cm" svg:y1="1.803cm" svg:x2="0.395cm" svg:y2="1.556cm"><text:p/></draw:line><draw:line text:anchor-type="paragraph" draw:z-index="17" draw:style-name="gr2" draw:text-style-name="P236" svg:x1="0.148cm" svg:y1="1.662cm" svg:x2="0.395cm" svg:y2="1.415cm"><text:p/></draw:line><draw:line text:anchor-type="paragraph" draw:z-index="16" draw:style-name="gr2" draw:text-style-name="P236" svg:x1="-0.028cm" svg:y1="0.956cm" svg:x2="0.642cm" svg:y2="1.662cm"><text:p/></draw:line><draw:line text:anchor-type="paragraph" draw:z-index="15" draw:style-name="gr2" draw:text-style-name="P236" svg:x1="-0.028cm" svg:y1="1.662cm" svg:x2="0.642cm" svg:y2="0.956cm"><text:p/></draw:line><draw:ellipse text:anchor-type="paragraph" draw:z-index="14" draw:style-name="gr2" draw:text-style-name="P236"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236" svg:x1="-0.875cm" svg:y1="1.415cm" svg:x2="11.137cm" svg:y2="1.383cm"><text:p/></draw:line><draw:rect text:anchor-type="paragraph" draw:z-index="8" draw:style-name="gr1" draw:text-style-name="P236" svg:width="3.176cm" svg:height="1.447cm" svg:x="6.445cm" svg:y="0.536cm"><text:p text:style-name="P236">ОУ</text:p></draw:rect><draw:rect text:anchor-type="paragraph" draw:z-index="7" draw:style-name="gr1" draw:text-style-name="P236" svg:width="2.752cm" svg:height="1.235cm" svg:x="1.577cm" svg:y="0.642cm"><text:p text:style-name="P236">УУ</text:p></draw:rect><draw:frame text:anchor-type="paragraph" draw:z-index="22" draw:style-name="gr3" svg:width="1.482cm" svg:height="0.636cm" svg:x="0.642cm" svg:y="0.321cm"><draw:text-box><text:p>eps(t)</text:p></draw:text-box></draw:frame><draw:line text:anchor-type="paragraph" draw:z-index="38" draw:style-name="gr2" draw:text-style-name="P236"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228" text:outline-level="2">Классификация</text:h>
      <text:p text:style-name="P10">По количеству входов и выходов:</text:p>
      <text:list xml:id="list5747455115030004533" text:style-name="L4">
        <text:list-item>
          <text:p text:style-name="P85">одномерные системы. 1In 1out;</text:p>
        </text:list-item>
        <text:list-item>
          <text:p text:style-name="P85">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2615027494581429010" text:style-name="L5">
        <text:list-item>
          <text:p text:style-name="P86"><text:span text:style-name="T6">разомкнутые системы; Это первый график. </text:span><text:span text:style-name="T7"><text:s/></text:span></text:p>
          <text:list>
            <text:list-item>
              <text:p text:style-name="P88">Такие системы хорошо работают при выполнении условий:</text:p>
              <text:list>
                <text:list-item>
                  <text:p text:style-name="P88">достаточно информации о свойствах объекта;</text:p>
                </text:list-item>
                <text:list-item>
                  <text:p text:style-name="P88">незначительное количество или полное отсутствие шумов.</text:p>
                </text:list-item>
              </text:list>
            </text:list-item>
          </text:list>
        </text:list-item>
        <text:list-item>
          <text:p text:style-name="P86"><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236" svg:width="2.752cm" svg:height="1.235cm" svg:x="1.577cm" svg:y="0.642cm"><text:p text:style-name="P236">УУ</text:p></draw:rect><draw:rect text:anchor-type="paragraph" draw:z-index="24" draw:style-name="gr1" draw:text-style-name="P236" svg:width="3.176cm" svg:height="1.447cm" svg:x="6.445cm" svg:y="0.536cm"><text:p text:style-name="P236">ОУ</text:p></draw:rect><draw:line text:anchor-type="paragraph" draw:z-index="25" draw:style-name="gr2" draw:text-style-name="P236"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236" svg:x1="8.65cm" svg:y1="0.21cm" svg:x2="8.086cm" svg:y2="0.078cm"><text:p/></draw:line><draw:line text:anchor-type="paragraph" draw:z-index="33" draw:style-name="gr2" draw:text-style-name="P236" svg:x1="7.662cm" svg:y1="0.457cm" svg:x2="8.015cm" svg:y2="0.078cm"><text:p/></draw:line><draw:line text:anchor-type="paragraph" draw:z-index="32" draw:style-name="gr2" draw:text-style-name="P236" svg:x1="8.085cm" svg:y1="0.845cm" svg:x2="8.05cm" svg:y2="0.078cm"><text:p/></draw:line><draw:line text:anchor-type="paragraph" draw:z-index="30" draw:style-name="gr2" draw:text-style-name="P236"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236" svg:width="3.987cm" svg:height="1.235cm" svg:x="7.415cm" svg:y="-0.072cm"><text:p text:style-name="P236">УУ2</text:p><text:p text:style-name="P236">(гаситель шумов)</text:p></draw:rect><draw:line text:anchor-type="paragraph" draw:z-index="31" draw:style-name="gr2" draw:text-style-name="P236" svg:x1="5.299cm" svg:y1="0.034cm" svg:x2="7.416cm" svg:y2="0.669cm"><text:p/></draw:line></text:p>
      <text:p text:style-name="P13"/>
      <text:list xml:id="list753551500" text:continue-numbering="true" text:style-name="L5">
        <text:list-item>
          <text:p text:style-name="P87"><text:span text:style-name="T6">замкнутые системы;</text:span><text:span text:style-name="T9">(рисовали тоже). </text:span></text:p>
          <text:list>
            <text:list-item>
              <text:p text:style-name="P87"><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89">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86"><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236" svg:width="1.906cm" svg:height="1.729cm" svg:x="4.187cm" svg:y="0.007cm"><text:p text:style-name="P236">Д </text:p><text:p text:style-name="P236">(датчик)</text:p></draw:rect></text:p>
      <text:p text:style-name="P14"><draw:line text:anchor-type="paragraph" draw:z-index="61" draw:style-name="gr2" draw:text-style-name="P236" svg:x1="2.812cm" svg:y1="2.265cm" svg:x2="4.188cm" svg:y2="0.494cm"><text:p/></draw:line></text:p>
      <text:p text:style-name="P14"><draw:line text:anchor-type="paragraph" draw:z-index="62" draw:style-name="gr2" draw:text-style-name="P236"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236"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236" svg:x1="0.66cm" svg:y1="1.418cm" svg:x2="11.138cm" svg:y2="1.383cm"><text:p/></draw:line><draw:rect text:anchor-type="paragraph" draw:z-index="40" draw:style-name="gr1" draw:text-style-name="P236" svg:width="3.176cm" svg:height="1.447cm" svg:x="6.445cm" svg:y="0.536cm"><text:p text:style-name="P236">ОУ</text:p></draw:rect><draw:rect text:anchor-type="paragraph" draw:z-index="39" draw:style-name="gr1" draw:text-style-name="P236" svg:width="2.752cm" svg:height="1.235cm" svg:x="1.577cm" svg:y="0.642cm"><text:p text:style-name="P236">УУ</text:p></draw:rect><draw:line text:anchor-type="paragraph" draw:z-index="68" draw:style-name="gr2" draw:text-style-name="P236" svg:x1="5.81cm" svg:y1="0.67cm" svg:x2="5.563cm" svg:y2="1.132cm"><text:p/></draw:line></text:p>
      <text:p text:style-name="P14"><draw:ellipse text:anchor-type="paragraph" draw:z-index="47" draw:style-name="gr2" draw:text-style-name="P236" svg:width="0.883cm" svg:height="0.918cm" svg:x="0.307cm" svg:y="0.25cm"><text:p/></draw:ellipse><draw:line text:anchor-type="paragraph" draw:z-index="48" draw:style-name="gr2" draw:text-style-name="P236" svg:x1="0.519cm" svg:y1="0.956cm" svg:x2="1.189cm" svg:y2="0.25cm"><text:p/></draw:line><draw:line text:anchor-type="paragraph" draw:z-index="49" draw:style-name="gr2" draw:text-style-name="P236" svg:x1="0.519cm" svg:y1="0.25cm" svg:x2="1.189cm" svg:y2="0.956cm"><text:p/></draw:line><draw:ellipse text:anchor-type="paragraph" draw:z-index="55" draw:style-name="gr2" draw:text-style-name="P236" svg:width="0.883cm" svg:height="0.918cm" svg:x="4.999cm" svg:y="0.215cm"><text:p/></draw:ellipse><draw:line text:anchor-type="paragraph" draw:z-index="56" draw:style-name="gr2" draw:text-style-name="P236" svg:x1="5.211cm" svg:y1="0.921cm" svg:x2="5.881cm" svg:y2="0.215cm"><text:p/></draw:line><draw:line text:anchor-type="paragraph" draw:z-index="57" draw:style-name="gr2" draw:text-style-name="P236" svg:x1="5.211cm" svg:y1="0.215cm" svg:x2="5.881cm" svg:y2="0.921cm"><text:p/></draw:line><draw:line text:anchor-type="paragraph" draw:z-index="67" draw:style-name="gr2" draw:text-style-name="P236" svg:x1="4.999cm" svg:y1="0.113cm" svg:x2="5.563cm" svg:y2="0.282cm"><text:p/></draw:line></text:p>
      <text:p text:style-name="P14"><draw:line text:anchor-type="paragraph" draw:z-index="50" draw:style-name="gr2" draw:text-style-name="P236" svg:x1="0.695cm" svg:y1="0.251cm" svg:x2="0.942cm" svg:y2="0.004cm"><text:p/></draw:line><draw:line text:anchor-type="paragraph" draw:z-index="51" draw:style-name="gr2" draw:text-style-name="P236" svg:x1="0.73cm" svg:y1="0.392cm" svg:x2="0.942cm" svg:y2="0.145cm"><text:p/></draw:line><draw:line text:anchor-type="paragraph" draw:z-index="63" draw:style-name="gr2" draw:text-style-name="P236" svg:x1="10.643cm" svg:y1="-0.028cm" svg:x2="13.43cm" svg:y2="1.341cm"><text:p/></draw:line></text:p>
      <text:p text:style-name="P14"><draw:line text:anchor-type="paragraph" draw:z-index="74" draw:style-name="gr2" draw:text-style-name="P236" svg:x1="3.976cm" svg:y1="-0.071cm" svg:x2="3.447cm" svg:y2="-0.071cm"><text:p/></draw:line><draw:line text:anchor-type="paragraph" draw:z-index="75" draw:style-name="gr2" draw:text-style-name="P236" svg:x1="10.167cm" svg:y1="1.623cm" svg:x2="1.012cm" svg:y2="0.247cm"><text:p/></draw:line><draw:line text:anchor-type="paragraph" draw:z-index="76" draw:style-name="gr2" draw:text-style-name="P236" svg:x1="1.259cm" svg:y1="0.847cm" svg:x2="1.012cm" svg:y2="0.459cm"><text:p/></draw:line><draw:line text:anchor-type="paragraph" draw:z-index="77" draw:style-name="gr2" draw:text-style-name="P236" svg:x1="1.506cm" svg:y1="0.247cm" svg:x2="1.012cm" svg:y2="0.459cm"><text:p/></draw:line><draw:line text:anchor-type="paragraph" draw:z-index="72" draw:style-name="gr2" draw:text-style-name="P236" svg:x1="6.34cm" svg:y1="3.069cm" svg:x2="3.447cm" svg:y2="-0.071cm"><text:p/></draw:line><draw:line text:anchor-type="paragraph" draw:z-index="73" draw:style-name="gr2" draw:text-style-name="P236" svg:x1="3.129cm" svg:y1="0.49cm" svg:x2="3.447cm" svg:y2="-0.071cm"><text:p/></draw:line></text:p>
      <text:list xml:id="list1412840152" text:continue-numbering="true" text:style-name="L5">
        <text:list-header>
          <text:p text:style-name="P91"><draw:line text:anchor-type="paragraph" draw:z-index="65" draw:style-name="gr2" draw:text-style-name="P236" svg:x1="11.49cm" svg:y1="0.494cm" svg:x2="11.049cm" svg:y2="0.988cm"><text:p/></draw:line><draw:rect text:anchor-type="paragraph" draw:z-index="58" draw:style-name="gr1" draw:text-style-name="P236" svg:width="1.906cm" svg:height="1.729cm" svg:x="12.831cm" svg:y="0.071cm"><text:p text:style-name="P236">Д </text:p><text:p text:style-name="P236">(датчик)</text:p></draw:rect><draw:line text:anchor-type="paragraph" draw:z-index="54" draw:style-name="gr2" draw:text-style-name="P236" svg:x1="10.379cm" svg:y1="0.145cm" svg:x2="11.049cm" svg:y2="0.851cm"><text:p/></draw:line><draw:line text:anchor-type="paragraph" draw:z-index="53" draw:style-name="gr2" draw:text-style-name="P236" svg:x1="10.379cm" svg:y1="0.851cm" svg:x2="11.049cm" svg:y2="0.145cm"><text:p/></draw:line><draw:ellipse text:anchor-type="paragraph" draw:z-index="52" draw:style-name="gr2" draw:text-style-name="P236" svg:width="0.883cm" svg:height="0.918cm" svg:x="10.167cm" svg:y="0.145cm"><text:p/></draw:ellipse></text:p>
          <text:p text:style-name="P91"><draw:line text:anchor-type="paragraph" draw:z-index="64" draw:style-name="gr2" draw:text-style-name="P236" svg:x1="12.831cm" svg:y1="0.212cm" svg:x2="11.049cm" svg:y2="0.283cm"><text:p/></draw:line><draw:line text:anchor-type="paragraph" draw:z-index="66" draw:style-name="gr2" draw:text-style-name="P236" svg:x1="11.49cm" svg:y1="0.741cm" svg:x2="11.084cm" svg:y2="0.282cm"><text:p/></draw:line></text:p>
          <text:p text:style-name="P91"><draw:rect text:anchor-type="paragraph" draw:z-index="59" draw:style-name="gr1" draw:text-style-name="P236" svg:width="1.906cm" svg:height="1.729cm" svg:x="6.516cm" svg:y="0cm"><text:p text:style-name="P236">Д </text:p><text:p text:style-name="P236">(датчик)</text:p></draw:rect><draw:line text:anchor-type="paragraph" draw:z-index="70" draw:style-name="gr2" draw:text-style-name="P236" svg:x1="10.679cm" svg:y1="0.004cm" svg:x2="10.891cm" svg:y2="1.447cm"><text:p/></draw:line><draw:line text:anchor-type="paragraph" draw:z-index="71" draw:style-name="gr2" draw:text-style-name="P236" svg:x1="11.084cm" svg:y1="0.389cm" svg:x2="10.714cm" svg:y2="0.004cm"><text:p/></draw:line><draw:line text:anchor-type="paragraph" draw:z-index="78" draw:style-name="gr2" draw:text-style-name="P236" svg:x1="10.432cm" svg:y1="0.494cm" svg:x2="10.679cm" svg:y2="0.004cm"><text:p/></draw:line></text:p>
          <text:p text:style-name="P91"/>
          <text:p text:style-name="P91"><draw:line text:anchor-type="paragraph" draw:z-index="69" draw:style-name="gr2" draw:text-style-name="P236" svg:x1="8.421cm" svg:y1="-0.176cm" svg:x2="10.89cm" svg:y2="-0.035cm"><text:p/></draw:line></text:p>
        </text:list-header>
        <text:list-item>
          <text:p text:style-name="P86"><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1440852622821182423" text:style-name="L6">
        <text:list-item>
          <text:p text:style-name="P90">Системы стабилизации. g(t) = const. Например, поддержка температуры.</text:p>
        </text:list-item>
        <text:list-item>
          <text:p text:style-name="P92">Системы програмного управления. g(t) — функция времени, и заранее известна.</text:p>
        </text:list-item>
        <text:list-item>
          <text:p text:style-name="P92">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1949845016793957002" text:style-name="L7">
        <text:list-item>
          <text:p text:style-name="P96">По виду уравнений</text:p>
          <text:list>
            <text:list-item>
              <text:p text:style-name="P96">Стационарные. Все параметры ОУ и УУ постоянны.</text:p>
            </text:list-item>
            <text:list-item>
              <text:p text:style-name="P96"><text:soft-page-break/>Нестационарные.</text:p>
            </text:list-item>
          </text:list>
        </text:list-item>
        <text:list-item>
          <text:p text:style-name="P93"><text:span text:style-name="T14">По хараектеру линейности </text:span><text:span text:style-name="T15">уравнений</text:span><text:span text:style-name="T14">.</text:span></text:p>
          <text:list>
            <text:list-item>
              <text:p text:style-name="P94"><text:span text:style-name="T12">Линейные. </text:span><text:span text:style-name="T15">Системы, которые описываются линейными </text:span><text:span text:style-name="T16">диффурами.</text:span></text:p>
            </text:list-item>
            <text:list-item>
              <text:p text:style-name="P96">Нелинейные.</text:p>
            </text:list-item>
          </text:list>
        </text:list-item>
        <text:list-item>
          <text:p text:style-name="P94"><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94"><text:span text:style-name="T12">Непрерывные. </text:span><text:span text:style-name="T19">Все координаты и переменные непрерывны от времени.</text:span></text:p>
            </text:list-item>
            <text:list-item>
              <text:p text:style-name="P94"><text:span text:style-name="T12">Дискретные. </text:span><text:span text:style-name="T20">Есть хоть один квантователь сигнала по времени.</text:span></text:p>
              <text:list>
                <text:list-item>
                  <text:p text:style-name="P96">Цифровые</text:p>
                </text:list-item>
                <text:list-item>
                  <text:p text:style-name="P96">Импульсные</text:p>
                </text:list-item>
              </text:list>
            </text:list-item>
          </text:list>
        </text:list-item>
        <text:list-item>
          <text:p text:style-name="P94"><text:span text:style-name="T12"><text:s/></text:span><text:span text:style-name="T18">По характеру </text:span><text:span text:style-name="T21">процессов в системе.</text:span></text:p>
          <text:list>
            <text:list-item>
              <text:p text:style-name="P94"><text:span text:style-name="T12">Детерменированные. </text:span><text:span text:style-name="T22">Нет случайных процессов.</text:span></text:p>
            </text:list-item>
            <text:list-item>
              <text:p text:style-name="P96">Стохастические.</text:p>
            </text:list-item>
          </text:list>
        </text:list-item>
        <text:list-item>
          <text:p text:style-name="P97">По критерию качества</text:p>
          <text:list>
            <text:list-item>
              <text:p text:style-name="P97">С заданным качеством. Управление без изменения принципа управления. Просто фиксируем ошибку.</text:p>
            </text:list-item>
            <text:list-item>
              <text:p text:style-name="P95"><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95"><text:span text:style-name="T22">Адаптивные. </text:span><text:span text:style-name="T23">Закон управления изменяется при измененнии условий.</text:span></text:p>
            </text:list-item>
          </text:list>
        </text:list-item>
      </text:list>
      <text:p text:style-name="P16"/>
      <text:h text:style-name="P229"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236" svg:x1="8.297cm" svg:y1="5.04cm" svg:x2="6.216cm" svg:y2="2.394cm"><text:p/></draw:line><draw:line text:anchor-type="paragraph" draw:z-index="93" draw:style-name="gr2" draw:text-style-name="P236" svg:x1="10.273cm" svg:y1="5.039cm" svg:x2="14.118cm" svg:y2="5.392cm"><text:p/></draw:line><draw:line text:anchor-type="paragraph" draw:z-index="91" draw:style-name="gr2" draw:text-style-name="P236" svg:x1="13.236cm" svg:y1="1.441cm" svg:x2="14.294cm" svg:y2="1.406cm"><text:p/></draw:line><draw:line text:anchor-type="paragraph" draw:z-index="90" draw:style-name="gr2" draw:text-style-name="P236" svg:x1="10.238cm" svg:y1="1.547cm" svg:x2="11.049cm" svg:y2="1.512cm"><text:p/></draw:line><draw:line text:anchor-type="paragraph" draw:z-index="89" draw:style-name="gr2" draw:text-style-name="P236" svg:x1="7.063cm" svg:y1="1.617cm" svg:x2="7.98cm" svg:y2="1.617cm"><text:p/></draw:line><draw:line text:anchor-type="paragraph" draw:z-index="88" draw:style-name="gr2" draw:text-style-name="P236" svg:x1="4.064cm" svg:y1="1.688cm" svg:x2="4.911cm" svg:y2="1.688cm"><text:p/></draw:line><draw:line text:anchor-type="paragraph" draw:z-index="87" draw:style-name="gr2" draw:text-style-name="P236" svg:x1="1.383cm" svg:y1="1.688cm" svg:x2="2.018cm" svg:y2="1.688cm"><text:p/></draw:line><draw:rect text:anchor-type="paragraph" draw:z-index="86" draw:style-name="gr1" draw:text-style-name="P236" svg:width="2.329cm" svg:height="1.447cm" svg:x="6.04cm" svg:y="7.262cm"><text:p text:style-name="P236">ИЗ</text:p></draw:rect><draw:rect text:anchor-type="paragraph" draw:z-index="85" draw:style-name="gr1" draw:text-style-name="P236" svg:width="1.976cm" svg:height="1.553cm" svg:x="8.297cm" svg:y="4.016cm"><text:p text:style-name="P236">КУ</text:p></draw:rect><draw:rect text:anchor-type="paragraph" draw:z-index="84" draw:style-name="gr1" draw:text-style-name="P236" svg:width="2.117cm" svg:height="1.694cm" svg:x="14.295cm" svg:y="0.489cm"><text:p text:style-name="P236">ОУ</text:p></draw:rect><draw:rect text:anchor-type="paragraph" draw:z-index="83" draw:style-name="gr1" draw:text-style-name="P236" svg:width="2.188cm" svg:height="1.624cm" svg:x="11.049cm" svg:y="0.559cm"><text:p text:style-name="P236">ИУ</text:p></draw:rect><draw:rect text:anchor-type="paragraph" draw:z-index="82" draw:style-name="gr1" draw:text-style-name="P236" svg:width="2.259cm" svg:height="1.553cm" svg:x="7.98cm" svg:y="0.594cm"><text:p text:style-name="P236">УС</text:p></draw:rect><draw:rect text:anchor-type="paragraph" draw:z-index="81" draw:style-name="gr1" draw:text-style-name="P236" svg:width="2.153cm" svg:height="1.447cm" svg:x="4.911cm" svg:y="0.736cm"><text:p text:style-name="P236">ПЭ</text:p></draw:rect><draw:rect text:anchor-type="paragraph" draw:z-index="80" draw:style-name="gr1" draw:text-style-name="P236" svg:width="2.047cm" svg:height="1.377cm" svg:x="2.018cm" svg:y="0.806cm"><text:p text:style-name="P236">СУ</text:p></draw:rect><draw:rect text:anchor-type="paragraph" draw:z-index="79" draw:style-name="gr1" draw:text-style-name="P236" svg:width="2.047cm" svg:height="1.306cm" svg:x="-0.663cm" svg:y="0.877cm"><text:p text:style-name="P236">ЗУ</text:p></draw:rect>ИУ</text:p>
      <text:p text:style-name="P17"/>
      <text:p text:style-name="P17"><draw:line text:anchor-type="paragraph" draw:z-index="92" draw:style-name="gr2" draw:text-style-name="P236" svg:x1="13.836cm" svg:y1="0.03cm" svg:x2="14.118cm" svg:y2="3.981cm"><text:p/></draw:line></text:p>
      <text:p text:style-name="P17"><draw:line text:anchor-type="paragraph" draw:z-index="97" draw:style-name="gr2" draw:text-style-name="P236" svg:x1="15.353cm" svg:y1="0.277cm" svg:x2="15.106cm" svg:y2="6.31cm"><text:p/></draw:line><draw:line text:anchor-type="paragraph" draw:z-index="99" draw:style-name="gr2" draw:text-style-name="P236" svg:x1="6.039cm" svg:y1="6.098cm" svg:x2="3.076cm" svg:y2="0.277cm"><text:p/></draw:line><draw:line text:anchor-type="paragraph" draw:z-index="100" draw:style-name="gr2" draw:text-style-name="P236" svg:x1="2.829cm" svg:y1="0.877cm" svg:x2="3.076cm" svg:y2="0.277cm"><text:p/></draw:line><draw:line text:anchor-type="paragraph" draw:z-index="101" draw:style-name="gr2" draw:text-style-name="P236" svg:x1="3.782cm" svg:y1="0.63cm" svg:x2="3.076cm" svg:y2="0.277cm"><text:p/></draw:line><draw:line text:anchor-type="paragraph" draw:z-index="96" draw:style-name="gr2" draw:text-style-name="P236" svg:x1="6.922cm" svg:y1="0.277cm" svg:x2="6.216cm" svg:y2="0.277cm"><text:p/></draw:line><draw:line text:anchor-type="paragraph" draw:z-index="95" draw:style-name="gr2" draw:text-style-name="P236"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236"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24"/>
      <text:p text:style-name="P34">В блокнотике.</text:p>
      <text:p text:style-name="P34">Система та может представена быть в виде такой структуры: </text:p>
      <text:p text:style-name="P25">…. <text:span text:style-name="T46">Там же.</text:span></text:p>
      <text:p text:style-name="P35">Sum → усилитель → генератор →двигатель → Тактовый генератор → sum</text:p>
      <text:p text:style-name="P35"/>
      <text:p text:style-name="P35">Д описывается так: Tg dw/dt <text:s/>+ w = Kg Uя <text:s/>(Uя <text:s/>–напряж якоря)</text:p>
      <text:p text:style-name="P35">Tg – постоянная времени</text:p>
      <text:p text:style-name="P26"><text:span text:style-name="T47">Kg – коэффициент передачи </text:span><text:span text:style-name="T52">двигателя. У генератора свои есть</text:span></text:p>
      <text:p text:style-name="P27"><text:span text:style-name="T48">ТГ</text:span><text:span text:style-name="T49">: </text:span><text:span text:style-name="T48"><text:s/>u_тг = K_тг w</text:span></text:p>
      <text:p text:style-name="P36">w – частота круговая.</text:p>
      <text:p text:style-name="P36">Сумматор работает так: </text:p>
      <text:p text:style-name="P36">u2 = u1 — u_тг (напряж тактового генератора)</text:p>
      <text:p text:style-name="P36">УС: u3 = Ky u2 (коэфф усиления)</text:p>
      <text:p text:style-name="P36">Г: Тг du_я/dt + uя = Kt u3</text:p>
      <text:p text:style-name="P36"/>
      <text:p text:style-name="P28"><text:span text:style-name="T50">Решив систему относительно выходной величины w и входной u1 получим диффуру, которая описывает </text:span><text:span text:style-name="T51">работу </text:span><text:span text:style-name="T50">системы.</text:span></text:p>
      <text:p text:style-name="P35"/>
      <text:p text:style-name="P29"><text:span text:style-name="T52">Тут можно решить диффуры, но можем решить и в виде </text:span><text:span text:style-name="T37">передаточных функций</text:span><text:span text:style-name="T52">. </text:span></text:p>
      <text:p text:style-name="P37">ПФ</text:p>
      <text:p text:style-name="P37">W_D (p) = Kg/ (Tg p + 1)</text:p>
      <text:p text:style-name="P37"><text:soft-page-break/>W_tg(p) = K_tg</text:p>
      <text:p text:style-name="P37">W_amp(p) = K_amp</text:p>
      <text:p text:style-name="P38">W_G(p) = K_g / (T_g p + 1)</text:p>
      <text:p text:style-name="P38"/>
      <text:p text:style-name="P39">При преобразовании схемы получим схему такого вида:</text:p>
      <text:p text:style-name="P40">W(p) = K / (Tg (p) + 1)/ (Tg(p) + 1)</text:p>
      <text:p text:style-name="P41">K = <text:s/>произведение всех K[i]</text:p>
      <text:p text:style-name="P41"/>
      <text:p text:style-name="P41">Это передаточная функция разомкнутой системы.</text:p>
      <text:p text:style-name="P41"/>
      <text:p text:style-name="P42">Решая далее, получим для замкнутой системы:</text:p>
      <text:p text:style-name="P42">Ф(p) = W(p) / (1 + W(p))</text:p>
      <text:p text:style-name="P42"/>
      <text:p text:style-name="P42"/>
      <text:p text:style-name="P43">Определение:</text:p>
      <text:p text:style-name="P44">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p>
      <text:p text:style-name="P44"/>
      <text:h text:style-name="P79" text:outline-level="1">Преобразование по Лаплассу и его свойства</text:h>
      <text:p text:style-name="P45">Позволяет заменить решение диффур на алгебраические вычисления.</text:p>
      <text:p text:style-name="P46">X(p) = L{x(t)} = int (x(t) exp(-pt), dt=0..inf).</text:p>
      <text:p text:style-name="P46">Где p in C – комплексное число.</text:p>
      <text:p text:style-name="P47">Свойства какие требуются?</text:p>
      <text:p text:style-name="P48">1) линейность.</text:p>
      <text:p text:style-name="P48">2) дифференцирование оригинала.</text:p>
      <text:p text:style-name="P30"><text:span text:style-name="T54">L[dx/dt] = p X(p) — X(0)</text:span><text:span text:style-name="T55">(t=</text:span><text:span text:style-name="T56">=</text:span><text:span text:style-name="T55"> </text:span><text:span text:style-name="T57">0</text:span><text:span text:style-name="T55">)</text:span></text:p>
      <text:p text:style-name="P49">3) интегрирование оригинала.</text:p>
      <text:p text:style-name="P49"><text:s/>L[int(0..t, x(tau) d tau)] = 1/p x(p)</text:p>
      <text:p text:style-name="P50">4) свойство временного сдвига</text:p>
      <text:p text:style-name="P50">L[x(t-tau)] = exp(-p tau) X(p)</text:p>
      <text:p text:style-name="P51">5) теорема о конечном значении.</text:p>
      <text:p text:style-name="P31"><text:span text:style-name="T58">Lim X(t) <text:s/>(t-&gt;inf)</text:span><text:span text:style-name="T53"> </text:span><text:span text:style-name="T58">= <text:s/>p X(p) (p=0)</text:span></text:p>
      <text:p text:style-name="P31"><text:span text:style-name="T58">Lim X(t) <text:s/>(t-&gt;0)</text:span><text:span text:style-name="T53"> </text:span><text:span text:style-name="T58">= <text:s/>p X(p) (p-&gt; inf)</text:span></text:p>
      <text:p text:style-name="P52">6) свёртка</text:p>
      <text:p text:style-name="P52">int(0..inf, x1(t) x2(t-tau) dt) = x1(p) x2(p)</text:p>
      <text:p text:style-name="P53"><text:soft-page-break/>7) обратное преобразование Лапласса.</text:p>
      <text:p text:style-name="P54">х(t) = 1/(2pi j ) int (-j inf... +j inf, X(p) exp(pt) dp)</text:p>
      <text:p text:style-name="P54"/>
      <text:p text:style-name="P54"/>
      <text:p text:style-name="P54"/>
      <text:h text:style-name="P80" text:outline-level="1">Характеристики динамических звеньев</text:h>
      <text:p text:style-name="P32"><text:span text:style-name="T59">Все линейные звенья описываются линейными дифференциальными уравнениями и соответствующими им передаточными фнкциями.</text:span><text:span text:style-name="T60">2 вида характеристик:</text:span></text:p>
      <text:list xml:id="list6915837799266597231" text:style-name="L8">
        <text:list-item>
          <text:p text:style-name="P98">статические</text:p>
        </text:list-item>
        <text:list-item>
          <text:p text:style-name="P98">Динамические</text:p>
        </text:list-item>
      </text:list>
      <text:p text:style-name="P55">Статичечкая – отношение выхода системы ко входу в установившемся режиме.</text:p>
      <text:p text:style-name="P56">Все звенья можно тогда поделить на 3 типа:</text:p>
      <text:list xml:id="list5706548732276355739" text:style-name="L9">
        <text:list-item>
          <text:p text:style-name="P100">позиционного типа.x2 (t) = k x1(t) <text:s/>(1 – вход, 2 выход)</text:p>
        </text:list-item>
        <text:list-item>
          <text:p text:style-name="P99"><text:span text:style-name="T61">Интегрирующего типа. Там dx2(t)/dt = k x1(t) или x2 = int(0..t, k x1(tau) dtau</text:span><text:span text:style-name="T62">)</text:span></text:p>
        </text:list-item>
        <text:list-item>
          <text:p text:style-name="P101">Дифференцирующего типа. Там x2(t) = k dx1/dt</text:p>
        </text:list-item>
      </text:list>
      <text:p text:style-name="P57"/>
      <text:p text:style-name="P57">Динамические характеристики.</text:p>
      <text:p text:style-name="P57">Это реакция системы на типовое входное воздействие. </text:p>
      <text:p text:style-name="P58">Какие типовые воздействия бывают?</text:p>
      <text:list xml:id="list5976882627863919184" text:style-name="L10">
        <text:list-item>
          <text:p text:style-name="P104">Единичная ступенчатая функция. 0 (t&lt; 0), 1 (t &gt;= 0)</text:p>
        </text:list-item>
        <text:list-item>
          <text:p text:style-name="P102"><text:span text:style-name="T63">Единичная импульсная функция. delta(t) = inf (t=0), иначе 0. </text:span><text:span text:style-name="T64">(площадь 1)</text:span></text:p>
        </text:list-item>
        <text:list-item>
          <text:p text:style-name="P103"><text:span text:style-name="T64">Гармоническая функция. sin(w t </text:span><text:span text:style-name="T65">+ fi</text:span><text:span text:style-name="T64">).</text:span></text:p>
        </text:list-item>
      </text:list>
      <text:p text:style-name="P59"/>
      <text:p text:style-name="P60">В зависимости от вида воздействия типового, выделяют временные характеристики и частотные.</text:p>
      <text:list xml:id="list3597732525867997569" text:style-name="L11">
        <text:list-item>
          <text:p text:style-name="P106">Временные. </text:p>
          <text:list>
            <text:list-item>
              <text:p text:style-name="P106">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p>
            </text:list-item>
            <text:list-item>
              <text:p text:style-name="P106">Весовая функция (w(t)). Или импульсная переходная функция. Это реакция системы на (2)</text:p>
            </text:list-item>
            <text:list-item>
              <text:p text:style-name="P106">Переходная и весовая функции связаны. w(t) = dh/ dt</text:p>
            </text:list-item>
            <text:list-item>
              <text:p text:style-name="P105"><text:span text:style-name="T66">знание этих функций полностью определяет динамические свойства системы. Там x2 = int (0..t, x(t</text:span><text:span text:style-name="T68">au</text:span><text:span text:style-name="T66">) w (t-tau) d tau</text:span><text:span text:style-name="T67">)</text:span></text:p>
            </text:list-item>
            <text:list-item>
              <text:p text:style-name="P107">И передатоная функция тогда W(p) = int (0..inf w(t) exp (-pt) dt)</text:p>
            </text:list-item>
            <text:list-item>
              <text:p text:style-name="P108"><text:soft-page-break/>И так как с передаточной функцией есть связь, то она полностью тоже определяет систему.</text:p>
            </text:list-item>
          </text:list>
        </text:list-item>
        <text:list-item>
          <text:p text:style-name="P106">Частотные</text:p>
        </text:list-item>
      </text:list>
      <text:p text:style-name="P60"/>
      <text:h text:style-name="P230" text:outline-level="2">Рассмотрим основные параметры временнЫх функций.</text:h>
      <text:p text:style-name="P61">В блокнотике.</text:p>
      <text:p text:style-name="P62">Растущая прямая с волнами наверху.</text:p>
      <text:p text:style-name="P62"><draw:path text:anchor-type="paragraph" draw:z-index="102" draw:style-name="gr2" draw:text-style-name="P236" svg:width="11.549cm" svg:height="7.304cm" draw:transform="skewX (8.83042030643628E-017) rotate (0.785398163397448) translate (0.39785217794565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6" svg:width="1.624cm" svg:height="2.01cm" svg:x="-0.699cm" svg:y="0.27cm"><draw:text-box><text:p>h_max1</text:p><text:p/><text:p>h_st</text:p><text:p>1</text:p></draw:text-box></draw:frame></text:p>
      <text:p text:style-name="P62"><draw:line text:anchor-type="paragraph" draw:z-index="106" draw:style-name="gr2" draw:text-style-name="P236" svg:x1="17.223cm" svg:y1="-0.123cm" svg:x2="1.524cm" svg:y2="-0.194cm"><text:p/></draw:line></text:p>
      <text:p text:style-name="P62"><draw:line text:anchor-type="paragraph" draw:z-index="103" draw:style-name="gr2" draw:text-style-name="P236" svg:x1="16.906cm" svg:y1="0.152cm" svg:x2="1.207cm" svg:y2="0.081cm"><text:p/></draw:line></text:p>
      <text:p text:style-name="P62"><draw:line text:anchor-type="paragraph" draw:z-index="104" draw:style-name="gr2" draw:text-style-name="P236" svg:x1="17.117cm" svg:y1="-0.048cm" svg:x2="0.501cm" svg:y2="-0.048cm"><text:p/></draw:line></text:p>
      <text:p text:style-name="P62"/>
      <text:p text:style-name="P62"/>
      <text:p text:style-name="P62"/>
      <text:p text:style-name="P33"><text:span text:style-name="T69">Параметры </text:span><text:span text:style-name="T80">(h_max[i] – это экстремумы, а не максимумы)</text:span></text:p>
      <text:list xml:id="list7411736057277395132" text:style-name="L12">
        <text:list-item>
          <text:p text:style-name="P109"><text:span text:style-name="T69">Статическая ошибка. Eps = |1 — h_stable| <text:s/>(установившееся значение). </text:span><text:span text:style-name="T70">Если eps != 0, то система статическая. </text:span><text:span text:style-name="T71">Иначе астатические.</text:span></text:p>
        </text:list-item>
        <text:list-item>
          <text:p text:style-name="P115">Динамическое отклонение (h_max — h_st)</text:p>
        </text:list-item>
        <text:list-item>
          <text:p text:style-name="P110"><text:span text:style-name="T72">Время регулирования </text:span><text:span text:style-name="T81">T_R</text:span><text:span text:style-name="T72">.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73"><text:line-break/>Обычно, берут 5%.</text:span></text:p>
        </text:list-item>
        <text:list-item>
          <text:p text:style-name="P111"><text:span text:style-name="T74">Перерегулирование. <text:s/></text:span><text:span text:style-name="T75">SIGMA = (h_max1 — h_st )/ h_st * 100%</text:span></text:p>
        </text:list-item>
        <text:list-item>
          <text:p text:style-name="P112"><text:span text:style-name="T76">Время нарастания. Время, за которое система достигает установившегося значения. </text:span><text:span text:style-name="T77">Просто первое совпадение.</text:span></text:p>
        </text:list-item>
        <text:list-item>
          <text:p text:style-name="P113"><text:span text:style-name="T78">Логарифмический декремент затухания. </text:span><text:span text:style-name="T79">Там <text:line-break/></text:span><text:span text:style-name="T38">d = ln | (h_max1 — h_st) / (h_max2 — h_st) | <text:s/><text:tab/></text:span></text:p>
        </text:list-item>
        <text:list-item>
          <text:p text:style-name="P114"><text:span text:style-name="T81">Число колебаний N, число максимумов функции h(t) на промежутке от 0 до t_</text:span><text:span text:style-name="T82">R</text:span></text:p>
        </text:list-item>
      </text:list>
      <text:p text:style-name="P116"/>
      <text:h text:style-name="P231" text:outline-level="2">часотные характеристики.</text:h>
      <text:p text:style-name="P63"><text:span text:style-name="T40">Амплитудо-фазово-частотная характеристика</text:span><text:span text:style-name="T83"> (АФЧХ) — кривая W(j w) на /С при изменении частоты (w) от 0 до inf.</text:span></text:p>
      <text:p text:style-name="P117">W(jw) =W(p) | [p = j w] (В операторе лапласса подставили просто.</text:p>
      <text:p text:style-name="P117"/>
      <text:p text:style-name="P117">Её всегда можно представить в виде отношеия полиномов:</text:p>
      <text:p text:style-name="P118">W(jw) <text:s/>= X1(jw) / X2(jw)</text:p>
      <text:p text:style-name="P117"><text:soft-page-break/></text:p>
      <text:p text:style-name="P119">W(jw) = U(w) + jV(w) = A(w) * exp(j psy(w))</text:p>
      <text:p text:style-name="P65"><text:span text:style-name="T83">A</text:span><text:span text:style-name="T84">(w)</text:span><text:span text:style-name="T83"> = sqrt(U^2(w) + V^2(w))</text:span></text:p>
      <text:p text:style-name="P65"><text:span text:style-name="T83">psy</text:span><text:span text:style-name="T84">(w)</text:span><text:span text:style-name="T83"> = artg (V / U)</text:span></text:p>
      <text:p text:style-name="P117"/>
      <text:p text:style-name="P142">Как можно представить?</text:p>
      <text:p text:style-name="P142">Нарисовано в блокнотике. Рис 1.</text:p>
      <text:p text:style-name="P142"/>
      <text:p text:style-name="P66"><text:span text:style-name="T41">А</text:span><text:span text:style-name="T39">мплитудо-частотная характеристика</text:span><text:span text:style-name="T85"> (</text:span><text:span text:style-name="T87">АЧХ</text:span><text:span text:style-name="T85">). А(w) просто.</text:span></text:p>
      <text:p text:style-name="P143">Показывает, как система пропускает сигналы различной частоты.</text:p>
      <text:p text:style-name="P143">Различают такие виды систем:</text:p>
      <text:list xml:id="list8675431583074578298" text:style-name="L13">
        <text:list-item>
          <text:p text:style-name="P144">Фильтры низких частот (ФНЧ) оставили низкие</text:p>
        </text:list-item>
        <text:list-item>
          <text:p text:style-name="P144">Фильтры высоких частот (ФВЧ) оставили высокие</text:p>
        </text:list-item>
        <text:list-item>
          <text:p text:style-name="P144">Полосовой фильтр (ПФ) полоса пропускается</text:p>
        </text:list-item>
        <text:list-item>
          <text:p text:style-name="P144">Режекторный фильтр (РФ) полоса не пропускается.</text:p>
        </text:list-item>
      </text:list>
      <text:p text:style-name="P143"/>
      <text:p text:style-name="P67"><text:span text:style-name="T41">Фазо-частотная характеристика</text:span><text:span text:style-name="T86"> (ФЧХ). Это psy(w) просто.</text:span></text:p>
      <text:p text:style-name="P143"/>
      <text:p text:style-name="P67"><text:span text:style-name="T41">Вещественная частотная характеристика</text:span><text:span text:style-name="T86"> (ВЧХ). Это U(w).</text:span></text:p>
      <text:p text:style-name="P67"><text:span text:style-name="T41">Мнимая частотная характеристика </text:span><text:span text:style-name="T86">(МЧХ). Это V(w).</text:span></text:p>
      <text:p text:style-name="P68"><text:span text:style-name="T86">Логарифмические частотные характеристики. (ЛАЧХ </text:span><text:span text:style-name="T88">(</text:span><text:span text:style-name="T86">Л</text:span><text:span text:style-name="T88">А</text:span><text:span text:style-name="T86">Х</text:span><text:span text:style-name="T88">) логарифмическая амплитудно-частотная зарактеристика</text:span><text:span text:style-name="T86">) </text:span><text:span text:style-name="T88">и ЛФЧХ (фазовая). Получаем так:</text:span></text:p>
      <text:p text:style-name="P64"><text:span text:style-name="T89">L(n) = 20 lg [A(w)]</text:span><text:span text:style-name="T88"> (децибеллы) (для амплитудной) </text:span><text:span text:style-name="T101">по оси абсцисс тоже логарифм w.</text:span></text:p>
      <text:p text:style-name="P145">для фазовой просто по оси х берутся логарифмы, а по значениям ничего не меняем.</text:p>
      <text:p text:style-name="P147">Логарифмические характеристики удобны для ручных вычислений и для визуального анализа.</text:p>
      <text:p text:style-name="P147"/>
      <text:p text:style-name="P147">Типовые случаи логарифмических характеристик.</text:p>
      <text:list xml:id="list7792111043356206295" text:style-name="L14">
        <text:list-item>
          <text:p text:style-name="P148">A(w) = k. Усилитель. L(w) = 20 lg [k]. Графически прямая.</text:p>
        </text:list-item>
        <text:list-item>
          <text:p text:style-name="P149"><text:span text:style-name="T101">A(w) = k/w. L(w) = 20 (lg [k] — lg [w]) . </text:span><text:span text:style-name="T102">Линейная.</text:span></text:p>
        </text:list-item>
        <text:list-item>
          <text:p text:style-name="P150"><text:span text:style-name="T101">A(w) = k/ w^2 =&gt; L = <text:s/>20 (lg [k] — 2 lg [w]). </text:span><text:span text:style-name="T102">Линейная.</text:span></text:p>
        </text:list-item>
        <text:list-item>
          <text:p text:style-name="P150"><text:span text:style-name="T101">A(w) = k w → L = 20 (lg [k] + lg [w]). </text:span><text:span text:style-name="T102">Линейная.</text:span></text:p>
        </text:list-item>
        <text:list-item>
          <text:p text:style-name="P150"><text:span text:style-name="T101">A(w) = k w</text:span><text:span text:style-name="T102">^2</text:span><text:span text:style-name="T101"> → L = 20 (lg [k] + </text:span><text:span text:style-name="T102">2</text:span><text:span text:style-name="T101"> lg [w]). </text:span><text:span text:style-name="T102">Линейная.</text:span></text:p>
        </text:list-item>
      </text:list>
      <text:p text:style-name="P151">Вот типовые, которые нам нужны.</text:p>
      <text:p text:style-name="P151"/>
      <text:p text:style-name="P152"><text:soft-page-break/>Любую сложную систему можно разбить на типовые.</text:p>
      <text:p text:style-name="P152"/>
      <text:h text:style-name="P225" text:outline-level="1">Типовые динамические звенья и их характеристики.</text:h>
      <text:p text:style-name="P152">Типовые звенья — минимально необходимый набор звеньев для описания систем управления произвольного вида.</text:p>
      <text:p text:style-name="P152">К ним относятся:</text:p>
      <text:list xml:id="list5224194958756949048" text:style-name="L15">
        <text:list-item>
          <text:p text:style-name="P153">Пропорциональное звено. </text:p>
        </text:list-item>
        <text:list-item>
          <text:p text:style-name="P153">Апериодическое первого порядка.</text:p>
        </text:list-item>
        <text:list-item>
          <text:p text:style-name="P153">Апериодическое 2 порядка.</text:p>
        </text:list-item>
        <text:list-item>
          <text:p text:style-name="P153">Колебательное.</text:p>
        </text:list-item>
        <text:list-item>
          <text:p text:style-name="P153">Консервативное</text:p>
        </text:list-item>
        <text:list-item>
          <text:p text:style-name="P153">Интегрирующее (идеальное интегрирующее)</text:p>
        </text:list-item>
        <text:list-item>
          <text:p text:style-name="P153">Реальное интегририющее</text:p>
        </text:list-item>
        <text:list-item>
          <text:p text:style-name="P153">Дифференцирующее (идеальное)</text:p>
        </text:list-item>
        <text:list-item>
          <text:p text:style-name="P153">Реальное дифференцирующее</text:p>
        </text:list-item>
        <text:list-item>
          <text:p text:style-name="P153">Звено с чистым запаздыванием.</text:p>
        </text:list-item>
      </text:list>
      <text:p text:style-name="P146"/>
      <text:p text:style-name="P152">На входе x1(t), на выходе x2(t).</text:p>
      <text:p text:style-name="P154">Рассмотрим их.</text:p>
      <text:h text:style-name="P232" text:outline-level="2">Пропорциональное</text:h>
      <text:p text:style-name="P155">Безинерционное, идеальное усилительное и тд.</text:p>
      <text:p text:style-name="P120">x2 = k x1</text:p>
      <text:p text:style-name="P146"/>
      <text:p text:style-name="P155">Передаточная функция: W(p) = k.</text:p>
      <text:p text:style-name="P155">Переходная функция: h(t) = k * 1(t) <text:s text:c="2"/>(1(t) – на t&gt;= 0 =&gt; 1 иначе ноль).</text:p>
      <text:p text:style-name="P155">Весовая функция: w(t) = k delta(t)</text:p>
      <text:p text:style-name="P155">АФЧХ: W(j w) = k. Просто точка, выходит. (k,0)</text:p>
      <text:p text:style-name="P155">АЧХ: A(w) = k</text:p>
      <text:p text:style-name="P156">ФЧХ: psy(w) = arctg 0/k = 0.</text:p>
      <text:p text:style-name="P157">ЛАЧХ: 20 lg [k]</text:p>
      <text:p text:style-name="P157">ЛФЧХ: 0</text:p>
      <text:p text:style-name="P157"/>
      <text:h text:style-name="P233" text:outline-level="2">Апериодическое первого порядка.</text:h>
      <text:p text:style-name="P159">T dx2(t)/dt + x2(t) = k x1(t)</text:p>
      <text:p text:style-name="P69"><text:span text:style-name="T103">Передаточная функция: </text:span><text:span text:style-name="T106">W(p) = k / (T p + 1)</text:span></text:p>
      <text:p text:style-name="P69"><text:soft-page-break/><text:span text:style-name="T103">Переходная функция: h(t) = k </text:span><text:span text:style-name="T106">(1 — exp[- t / T])</text:span><text:span text:style-name="T103"> 1(t) .</text:span></text:p>
      <text:p text:style-name="P160"><draw:line text:anchor-type="paragraph" draw:z-index="108" draw:style-name="gr2" draw:text-style-name="P236" svg:x1="14.559cm" svg:y1="0.762cm" svg:x2="14.594cm" svg:y2="4.043cm"><text:p/></draw:line>T получим, если продлим касательную отсюда в уромень k. И они сравняются в абсциссе с T.</text:p>
      <text:p text:style-name="P69"><text:span text:style-name="T103">Весовая функция: w(t) = k / </text:span><text:span text:style-name="T107">t exp(- t / T)</text:span></text:p>
      <text:p text:style-name="P70"><draw:line text:anchor-type="paragraph" draw:z-index="107" draw:style-name="gr2" draw:text-style-name="P236" svg:x1="11.102cm" svg:y1="0.092cm" svg:x2="17.84cm" svg:y2="0.092cm"><text:p/></draw:line><draw:path text:anchor-type="paragraph" draw:z-index="109" draw:style-name="gr2" draw:text-style-name="P236" svg:width="1.157cm" svg:height="2.776cm" draw:transform="rotate (-1.68145020137134) translate (17.3960652014692cm 0.0933559602236229cm)" svg:viewBox="0 0 1158 2777" svg:d="m0 15c466-103 767 356 997 670 234 318 167 737 86 1091l-206 378-312 389-187 234"><text:p/></draw:path><text:span text:style-name="T103">АФЧХ: W(j w) = </text:span><text:span text:style-name="T106">k / (T </text:span><text:span text:style-name="T107">j w</text:span><text:span text:style-name="T106"> + 1) </text:span><text:span text:style-name="T108">(нарисовал)</text:span></text:p>
      <text:p text:style-name="P69"><text:span text:style-name="T103">АЧХ: A(w) = </text:span><text:span text:style-name="T108">|W (j w)| = k / <text:s/>sqrt(T^2 w^2 + 1)</text:span></text:p>
      <text:p text:style-name="P69"><text:span text:style-name="T104">ФЧХ: psy(w) = arct</text:span><text:span text:style-name="T108">g V/U = - arctg Tw</text:span></text:p>
      <text:p text:style-name="P69"><text:span text:style-name="T105">ЛАЧХ: 20 </text:span><text:span text:style-name="T109">(</text:span><text:span text:style-name="T105">lg [k]</text:span><text:span text:style-name="T109"> — ½ lg [T^2 w^2 + 1]</text:span></text:p>
      <text:p text:style-name="P158"/>
      <text:h text:style-name="P234" text:outline-level="2"><text:span text:style-name="T106">Апериодическое</text:span><text:span text:style-name="T110"> второго</text:span><text:span text:style-name="T106"> порядка.</text:span></text:h>
      <text:p text:style-name="P71"><text:span text:style-name="T106">T</text:span><text:span text:style-name="T110">2^2</text:span><text:span text:style-name="T106"> d</text:span><text:span text:style-name="T110">^2 </text:span><text:span text:style-name="T106">x2(t)/dt</text:span><text:span text:style-name="T110">^2</text:span><text:span text:style-name="T106"> + </text:span><text:span text:style-name="T110">T1 d </text:span><text:span text:style-name="T106">x2(t)/</text:span><text:span text:style-name="T110">dt + x2</text:span><text:span text:style-name="T106"> = k x1(t)</text:span></text:p>
      <text:p text:style-name="P72"><text:span text:style-name="T103">Передаточная функция: </text:span><text:span text:style-name="T111">T2^2 p^2 x2(p) + T1 p x2(p) + x2(p) = k x1(p) =&gt; W(p) = k / (T2^2 p^2 + T1 p <text:s/>+ 1))</text:span></text:p>
      <text:p text:style-name="P162"/>
      <text:p text:style-name="P162">Корни определяются характеристическим полиномом.</text:p>
      <text:p text:style-name="P163">P1,2 = -T1/T2 ± sqrt (T1^2 / 4 - T2^2)</text:p>
      <text:p text:style-name="P163">если T1 &gt; 2 T2, тогда корни вещественные, и передаточная функция <text:s/>представляется последовательным соединением двух апериодических звеньев 1 порядка.</text:p>
      <text:p text:style-name="P164">W(p) = k / ((T3 p + 1) (T4 p + 1)).</text:p>
      <text:p text:style-name="P163"/>
      <text:p text:style-name="P73"><text:span text:style-name="T103">Переходная функция: h(t) = k </text:span><text:span text:style-name="T106">(1 — </text:span><text:span text:style-name="T113">T3/(T3 — T4) *</text:span><text:span text:style-name="T106">exp[- </text:span><text:span text:style-name="T113">t</text:span><text:span text:style-name="T106"> / T</text:span><text:span text:style-name="T113">3</text:span><text:span text:style-name="T106">] </text:span><text:span text:style-name="T113">+ T4/(T3 — T4) *</text:span><text:span text:style-name="T106">exp[- </text:span><text:span text:style-name="T113">t</text:span><text:span text:style-name="T106"> / T</text:span><text:span text:style-name="T113">4</text:span><text:span text:style-name="T106">])</text:span><text:span text:style-name="T103"> 1(t) .</text:span></text:p>
      <text:p text:style-name="P161">T получим, если продлим касательную отсюда в уромень k. И они сравняются в абсциссе с T.</text:p>
      <text:p text:style-name="P74"><text:span text:style-name="T103">Весовая функция: w(t) = k / </text:span><text:span text:style-name="T114">(T3 - T4)</text:span><text:span text:style-name="T107"> </text:span><text:span text:style-name="T114">(</text:span><text:span text:style-name="T107">exp(- t / T</text:span><text:span text:style-name="T114">3</text:span><text:span text:style-name="T107">) </text:span><text:span text:style-name="T114">- </text:span><text:span text:style-name="T107">exp(- t / T</text:span><text:span text:style-name="T114">4</text:span><text:span text:style-name="T107">)</text:span><text:span text:style-name="T114">) </text:span></text:p>
      <text:p text:style-name="P165"/>
      <text:p text:style-name="P75"><text:span text:style-name="T103">АФЧХ: </text:span><text:span text:style-name="T112">W(</text:span><text:span text:style-name="T115">j w</text:span><text:span text:style-name="T112">) = k / ((T3 </text:span><text:span text:style-name="T115">j w</text:span><text:span text:style-name="T112"> + 1) (T4 </text:span><text:span text:style-name="T115">j w</text:span><text:span text:style-name="T112"> + 1)).</text:span></text:p>
      <text:p text:style-name="P76"><text:span text:style-name="T103">АЧХ: A(w) = </text:span><text:span text:style-name="T108">k / <text:s/>sqrt(</text:span><text:span text:style-name="T116">(</text:span><text:span text:style-name="T108">T</text:span><text:span text:style-name="T116">3</text:span><text:span text:style-name="T108">^2 w^2 + 1</text:span><text:span text:style-name="T116">)(</text:span><text:span text:style-name="T108">T</text:span><text:span text:style-name="T116">4</text:span><text:span text:style-name="T108">^2 w^2 + 1</text:span><text:span text:style-name="T116">)</text:span><text:span text:style-name="T108">)</text:span></text:p>
      <text:p text:style-name="P71"><text:span text:style-name="T104">ФЧХ: psy(w) = arct</text:span><text:span text:style-name="T108">g V/U = - arctg </text:span><text:span text:style-name="T117">(T3 w) — arctg (T4 w) </text:span><text:span text:style-name="T118">(от 0 до - pi)</text:span></text:p>
      <text:p text:style-name="P77"><text:span text:style-name="T105">ЛАЧХ: 20 </text:span><text:span text:style-name="T109">(</text:span><text:span text:style-name="T105">lg [k]</text:span><text:span text:style-name="T109"> — ½ </text:span><text:span text:style-name="T119">(</text:span><text:span text:style-name="T109">lg [T</text:span><text:span text:style-name="T119">3</text:span><text:span text:style-name="T109">^</text:span><text:span text:style-name="T119">2</text:span><text:span text:style-name="T109"> w^2 + 1] </text:span><text:span text:style-name="T119">+ </text:span><text:span text:style-name="T109">lg [T</text:span><text:span text:style-name="T119">4</text:span><text:span text:style-name="T109">^</text:span><text:span text:style-name="T119">2</text:span><text:span text:style-name="T109"> w^2 + 1]</text:span><text:span text:style-name="T119">))</text:span></text:p>
      <text:p text:style-name="P166">Рассмотрим 3 участка. </text:p>
      <text:list xml:id="list7473702108076561810" text:style-name="L16">
        <text:list-item>
          <text:p text:style-name="P167">w &lt; 1/T3 =&gt; можно пренебречь =&gt; L = 20 lg [k ]</text:p>
        </text:list-item>
        <text:list-item>
          <text:p text:style-name="P167">w in 1/T3..1/T4 =&gt; L = 20 lg [k] — 10 lg [T3 w]</text:p>
        </text:list-item>
        <text:list-item>
          <text:p text:style-name="P168"><text:span text:style-name="T120">w &gt; 1/T4 =&gt; L = 20 lg [k] — </text:span><text:span text:style-name="T121">2</text:span><text:span text:style-name="T120">0 lg [T3 w] — </text:span><text:span text:style-name="T121">2</text:span><text:span text:style-name="T120">0 lg [T4 w] </text:span></text:p>
        </text:list-item>
      </text:list>
      <text:p text:style-name="P166"/>
      <text:h text:style-name="P235" text:outline-level="2"><text:soft-page-break/>Колебательное звено</text:h>
      <text:p text:style-name="P166"/>
      <text:p text:style-name="P146"><text:s/></text:p>
      <text:h text:style-name="P226" text:outline-level="1"><text:span text:style-name="T122">Пропущена лекция</text:span></text:h>
      <text:p text:style-name="P169"><text:span text:style-name="T122"/></text:p>
      <text:p text:style-name="P171"><text:span text:style-name="T125">9 правилпереноса в схемах.</text:span></text:p>
      <text:p text:style-name="P170"><text:span text:style-name="T123"/></text:p>
      <text:p text:style-name="P170"><text:span text:style-name="T123">Что к чему и почему?</text:span></text:p>
      <text:p text:style-name="P170"><text:span text:style-name="T123">Картинки: </text:span></text:p>
      <text:p text:style-name="P170"><text:span text:style-name="T125">6</text:span><text:span text:style-name="T123">) сумматор, с него входит х1, х2 с ± снизу, <text:s/>выходят х3 и х4.</text:span></text:p>
      <text:p text:style-name="P171"><text:span text:style-name="T125">Непонятно, что за правило.</text:span></text:p>
      <text:p text:style-name="P170"><text:span text:style-name="T123"/></text:p>
      <text:p text:style-name="P170"><text:span text:style-name="T125">7</text:span><text:span text:style-name="T124">) </text:span><text:span text:style-name="T123">Перенос сумматора через сумматор – х2 в сумматор, х1 в него с ±, выход на второй сумматор, в него с+- входит х3, и всё на выход. Вот можно, наверно, поменять сумматоры местами.</text:span></text:p>
      <text:p text:style-name="P170"><text:span text:style-name="T123"/></text:p>
      <text:p text:style-name="P170"><text:span text:style-name="T125">8</text:span><text:span text:style-name="T124">) </text:span><text:span text:style-name="T123">перенос звена через звено. W1 → W2 <text:s text:c="2"/>&lt;=&gt; W2 → W1</text:span></text:p>
      <text:p text:style-name="P170"><text:span text:style-name="T123"/></text:p>
      <text:p text:style-name="P170"><text:span text:style-name="T125">9</text:span><text:span text:style-name="T124">) </text:span><text:span text:style-name="T123">Перенос узла через узел. </text:span><text:span text:style-name="T124">Если 2 узла идут подряд, то можно поменять местами.</text:span></text:p>
      <text:p text:style-name="P170"><text:span text:style-name="T124"/></text:p>
      <text:p text:style-name="P170"><text:span text:style-name="T124"/></text:p>
      <text:h text:style-name="Heading_20_1" text:outline-level="1"><text:span text:style-name="T126">Дифференцальные уравнения и передаточные функции систем управления.</text:span></text:h>
      <text:p text:style-name="P172"><text:span text:style-name="T127">Описывали с отрицательной обратной связью. </text:span></text:p>
      <text:p text:style-name="P172"><text:span text:style-name="T127">Передаточная функция любого звена представляет собой отношение 2 полиномов. </text:span></text:p>
      <text:p text:style-name="P173"><text:span text:style-name="T128">Корни числителя – нули, знаменателя — полюсы.</text:span></text:p>
      <text:p text:style-name="P174"><text:span text:style-name="T129">Любая система состоит из отдельных звеньев, т. е. Каждое описывается своим дифф ураввнением. Для описания системы целиком они объединяются, и после линеализации работа системы описывается с помощью системы дифф уравнений общего вида:</text:span></text:p>
      <text:p text:style-name="P174"><text:span text:style-name="T129">{ sum [a_ij(p) xj , j = 1..n] = f_</text:span><text:span text:style-name="T130">i</text:span><text:span text:style-name="T129"> , j=1..n}</text:span></text:p>
      <text:p text:style-name="P175"><text:span text:style-name="T130">x_i — обобщённые координаты системы. Их подбирают чаще всего сигналами, которые фигурируют в системе. В том числе к ним относится выходная величина x(t) и ошибка eps(t)</text:span></text:p>
      <text:p text:style-name="P176"><text:span text:style-name="T131">f_i — задающее и возмущающее воздействие. </text:span><text:span text:style-name="T132">(g(t) и f(t))</text:span></text:p>
      <text:p text:style-name="P177"><text:soft-page-break/><text:span text:style-name="T133">Решая систему уравнений относительно выходного сигнала x(t) и задающего сигнала g(t) получим уравнение вида:</text:span></text:p>
      <text:p text:style-name="P177"><text:span text:style-name="T133"/></text:p>
      <text:p text:style-name="P122"><text:span text:style-name="T133">D(p) x(t) = R(p) g(t) + N(p) f(t)</text:span></text:p>
      <text:p text:style-name="P178"><text:span text:style-name="T134"/></text:p>
      <text:p text:style-name="P178"><text:span text:style-name="T134">(D, R, N – какее-то полиномы)</text:span></text:p>
      <text:p text:style-name="P178"><text:span text:style-name="T134">Решая относительно выхода и ошибки, получим</text:span></text:p>
      <text:p text:style-name="P121"><text:span text:style-name="T134">Q(p) x(f) = R(p) eps(t) + N(p) f(t)</text:span></text:p>
      <text:p text:style-name="P178"><text:span text:style-name="T134"/></text:p>
      <text:p text:style-name="P178"><text:span text:style-name="T134">Решая относительно ошибки и входа, получим</text:span></text:p>
      <text:p text:style-name="P178"><text:span text:style-name="T134"/></text:p>
      <text:p text:style-name="P121"><text:span text:style-name="T134">D(p) eps(t) = Q(p) g(t) + N(p) f(t)</text:span></text:p>
      <text:p text:style-name="P178"><text:span text:style-name="T134"/></text:p>
      <text:p text:style-name="P182"><text:span text:style-name="T135">Из них получим передаточные функции: </text:span></text:p>
      <text:p text:style-name="P182"><text:span text:style-name="T135">X — преобразование </text:span><text:span text:style-name="T136">Л</text:span><text:span text:style-name="T135">апласса выхода, G – входа</text:span></text:p>
      <text:p text:style-name="P179"><text:span text:style-name="T90">Ф</text:span><text:span text:style-name="T91">(p) = X(p) / G(p) = R(p)/D(p) </text:span></text:p>
      <text:p text:style-name="P183"><text:span text:style-name="T135">Передаточная функция замкнутой системы.</text:span></text:p>
      <text:p text:style-name="P184"><text:span text:style-name="T137">Куда пропало N(p) ? Пока что не учитываем её.</text:span></text:p>
      <text:p text:style-name="P184"><text:span text:style-name="T137"><text:s/></text:span></text:p>
      <text:p text:style-name="P184"><text:span text:style-name="T137">Далее получим ещё:</text:span></text:p>
      <text:p text:style-name="P123"><text:span text:style-name="T137">W(p) = X(p)/E(p) = R(p)/Q(p)</text:span></text:p>
      <text:p text:style-name="P211"><text:span text:style-name="T137">Передаточная функция разомкнутой системы</text:span></text:p>
      <text:p text:style-name="P182"><text:span text:style-name="T135"/></text:p>
      <text:p text:style-name="P212"><text:span text:style-name="T138">Из третьего:</text:span></text:p>
      <text:p text:style-name="P124"><text:span text:style-name="T138">Ф_eps(p) = E(p)/G(p) = Q(p)/D(p)</text:span></text:p>
      <text:p text:style-name="P212"><text:span text:style-name="T138">Передаточная функция системы по ошибке.</text:span></text:p>
      <text:p text:style-name="P212"><text:span text:style-name="T138"/></text:p>
      <text:p text:style-name="P213"><text:span text:style-name="T139">D(p) = характеристический полином замкнутой системы </text:span></text:p>
      <text:p text:style-name="P126"><text:span text:style-name="T139">D = sum[a_k p^k, k = 0..n]</text:span></text:p>
      <text:p text:style-name="P213"><text:span text:style-name="T139">Q</text:span><text:span text:style-name="T140">(p)</text:span><text:span text:style-name="T139"> = характеристический полином разомкнутой системы </text:span></text:p>
      <text:p text:style-name="P126"><text:span text:style-name="T139">D = sum[с_k p^k, k = 0..n]</text:span></text:p>
      <text:p text:style-name="P127"><text:span text:style-name="T140">R(p) <text:s/></text:span><text:span text:style-name="T139">= sum[с_k p^</text:span><text:span text:style-name="T140">k</text:span><text:span text:style-name="T139">, k = 0..</text:span><text:span text:style-name="T140">m</text:span><text:span text:style-name="T139">]</text:span></text:p>
      <text:p text:style-name="P214"><text:span text:style-name="T140">Условие реализуемости системы – m &lt;= n</text:span></text:p>
      <text:p text:style-name="P182"><text:span text:style-name="T135"/></text:p>
      <text:p text:style-name="P215"><text:span text:style-name="T141">Они связаны:</text:span></text:p>
      <text:p text:style-name="P125"><text:span text:style-name="T141">D = Q + R</text:span></text:p>
      <text:p text:style-name="P215"><text:span text:style-name="T141"/></text:p>
      <text:p text:style-name="P216"><text:soft-page-break/><text:span text:style-name="T142">Докажем.</text:span></text:p>
      <text:p text:style-name="P216"><text:span text:style-name="T142">Если будем искать у замкнутой системы, будет формура:</text:span></text:p>
      <text:p text:style-name="P128"><text:span text:style-name="T142">Ф = W(p) / (1 + W(p)) </text:span><text:span text:style-name="T143">=</text:span></text:p>
      <text:p text:style-name="P129"><text:span text:style-name="T143"><text:s/>= (R/Q) / (1 + R/Q) =</text:span></text:p>
      <text:p text:style-name="P129"><text:span text:style-name="T143"><text:s/>= (R) / (Q + R) = Ф = R/D =&gt;</text:span></text:p>
      <text:p text:style-name="P129"><text:span text:style-name="T143">=&gt; D = Q + R</text:span></text:p>
      <text:p text:style-name="P186"><text:span text:style-name="T143"/></text:p>
      <text:p text:style-name="P129"><text:span text:style-name="T143">Ф_eps = 1/(1 + W) = 1/ (1 + R/Q) = Q / (Q + R) = </text:span></text:p>
      <text:p text:style-name="P129"><text:span text:style-name="T143">= Ф_eps = Q/D =&gt; D = Q + R</text:span></text:p>
      <text:p text:style-name="P185"><text:span text:style-name="T142"/></text:p>
      <text:p text:style-name="P187"><text:span text:style-name="T144">Всё.</text:span></text:p>
      <text:p text:style-name="P187"><text:span text:style-name="T144"/></text:p>
      <text:p text:style-name="P187"><text:span text:style-name="T144">Представим выхо</text:span><text:span text:style-name="T150">д</text:span><text:span text:style-name="T144"> как:</text:span></text:p>
      <text:p text:style-name="P180"><text:span text:style-name="T144">X = Ф G</text:span></text:p>
      <text:p text:style-name="P187"><text:span text:style-name="T144">Если посмотрим </text:span><text:span text:style-name="T92">x(t) [t → inf установившееся вреvя] = </text:span></text:p>
      <text:p text:style-name="P131"><text:span text:style-name="T144">= p X(p) [p → 0 ]</text:span></text:p>
      <text:p text:style-name="P187"><text:span text:style-name="T144">Типа после переходного процесса так выйдет по свойствам преобразования Лапласса.</text:span></text:p>
      <text:p text:style-name="P187"><text:span text:style-name="T144"/></text:p>
      <text:p text:style-name="P188"><text:span text:style-name="T145">Ршибка задающего воздействия:</text:span></text:p>
      <text:p text:style-name="P130"><text:span text:style-name="T145">E_g = G Ф_eps </text:span><text:span text:style-name="T146">= G (1/(1+W))</text:span></text:p>
      <text:p text:style-name="P130"><text:span text:style-name="T145">eps(t) [t → inf ] = p E_g(p) [p → 0]</text:span></text:p>
      <text:p text:style-name="P187"><text:span text:style-name="T144"/></text:p>
      <text:p text:style-name="P189"><text:span text:style-name="T147">Ошибка от возмущающего воздейсвия F:</text:span></text:p>
      <text:p text:style-name="P132"><text:span text:style-name="T147"><text:s/>E_f = F ( W_f / (1 + W) )</text:span></text:p>
      <text:p text:style-name="P132"><text:span text:style-name="T147">eps_f [t → inf] = p E_f(p) [p → 0]</text:span></text:p>
      <text:p text:style-name="P190"><text:span text:style-name="T148">W_f(p) передаточная функция от места приложения возмущающего воздействия </text:span><text:span text:style-name="T93">f</text:span><text:span text:style-name="T148"> до <text:s/>выхода системы.</text:span></text:p>
      <text:p text:style-name="P190"><text:span text:style-name="T148"/></text:p>
      <text:p text:style-name="P191"><text:span text:style-name="T149">Зная передаточную функцию системы, всегда можно получить диф уравнение, описывающее работу системы, и наоборот.</text:span></text:p>
      <text:p text:style-name="P185"><text:span text:style-name="T142"/></text:p>
      <text:p text:style-name="P185"><text:span text:style-name="T142"/></text:p>
      <text:h text:style-name="P227" text:outline-level="1"><text:span text:style-name="T151">Анализ систем управления</text:span></text:h>
      <text:p text:style-name="P192"><text:span text:style-name="T152">4 требования основные:</text:span></text:p>
      <text:list xml:id="list3024985572997218342" text:style-name="L17">
        <text:list-item>
          <text:p text:style-name="P193"><text:span text:style-name="T152">Точность. В установившемся режиме система должна поддерживать заданное значение выхода, </text:span><text:span text:style-name="T153">при этом ошибка (разница между задающим и выходным воздействием) не должна превышать допустимую.</text:span></text:p>
        </text:list-item>
        <text:list-item>
          <text:p text:style-name="P194"><text:span text:style-name="T154">Устойчивость. Свойство системы возвращаться в исходный или близкий к нему установившийся режим после всякого выхода из него в результате какого-либо воздействия</text:span></text:p>
        </text:list-item>
        <text:list-item>
          <text:p text:style-name="P195"><text:span text:style-name="T155">Качество переходных процессов. При смене заданного значения система должна переходить в нужное состояние по возможности быстро и плавно </text:span><text:span text:style-name="T156">и без перескоков.</text:span></text:p>
        </text:list-item>
        <text:list-item>
          <text:p text:style-name="P196"><text:span text:style-name="T157">Робастность. Система должна сохранять устойчивость и приемлемое качество даже в том случае, если динамика объекта и свойства внешних возмущающих воздействий отличаются от тех, которые использовались при проектировании системы.</text:span></text:p>
        </text:list-item>
      </text:list>
      <text:p text:style-name="P197"><text:span text:style-name="T157"/></text:p>
      <text:h text:style-name="Heading_20_2" text:outline-level="2"><text:span text:style-name="T158">Статический режим работы систем. </text:span><text:span text:style-name="T159">Линейные законы управления.</text:span></text:h>
      <text:p text:style-name="P217"><text:span text:style-name="T160">Систему с обратной связью представим в виде устройства управления (УУ) и объекта управления (ОУ).</text:span></text:p>
      <text:p text:style-name="P217"><text:span text:style-name="T160">Сигналы: g входной, eps — ошибка, сумма входа и минуса выхода, u — после управляющего, f — входит в ОУ.</text:span></text:p>
      <text:p text:style-name="P217"><text:span text:style-name="T160"/></text:p>
      <text:p text:style-name="P134"><text:span text:style-name="T160">W_u = U / E</text:span></text:p>
      <text:p text:style-name="P134"><text:span text:style-name="T160">W_o = X / U</text:span></text:p>
      <text:p text:style-name="P134"><text:span text:style-name="T160">W = X / E </text:span><text:span text:style-name="T161">= W_u W_o</text:span></text:p>
      <text:p text:style-name="P185"><text:span text:style-name="T142"/></text:p>
      <text:p text:style-name="P198"><text:span text:style-name="T162">В общем случае УУ вырабатывает </text:span></text:p>
      <text:p text:style-name="P133"><text:span text:style-name="T162">u(t) = F_1(eps) + F_2(g) + F_3(f)</text:span></text:p>
      <text:p text:style-name="P198"><text:span text:style-name="T163">F_1 = характеризует управление по отклонению. </text:span><text:span text:style-name="T164">Это тот вариант, который рассмотрели на схеме.</text:span></text:p>
      <text:p text:style-name="P199"><text:span text:style-name="T164">F_2 = управление по задающему воздействию.</text:span></text:p>
      <text:p text:style-name="P199"><text:span text:style-name="T164">F_3 = управление по возмущению.</text:span></text:p>
      <text:p text:style-name="P199"><text:span text:style-name="T164"/></text:p>
      <text:p text:style-name="P200"><text:span text:style-name="T165">Рассмотрим простейший случай </text:span><text:span text:style-name="T166">линейного закона управления </text:span><text:span text:style-name="T165">– </text:span><text:span text:style-name="T94">по отклонению</text:span><text:span text:style-name="T165">.</text:span></text:p>
      <text:p text:style-name="P200"><text:span text:style-name="T165"/></text:p>
      <text:p text:style-name="P201"><text:span text:style-name="T167">В общем виде, получим следующее:</text:span></text:p>
      <text:p text:style-name="P141"><text:soft-page-break/><text:span text:style-name="T167">u = k_1 eps(t) <text:s/>+ k_2 int(eps,, dt) + … + k_m int ^(m) (epd dt^m) + k_? * производные все.</text:span></text:p>
      <text:p text:style-name="P201"><text:span text:style-name="T167"/></text:p>
      <text:p text:style-name="P202"><text:span text:style-name="T168">Рассмотрим случаяй, когда объект управления – звено позиционного типа.</text:span></text:p>
      <text:p text:style-name="P135"><text:span text:style-name="T169">W_o = k_0 A(p) / B(p)</text:span></text:p>
      <text:p text:style-name="P203"><text:span text:style-name="T169">A and B are polinomials.</text:span></text:p>
      <text:p text:style-name="P135"><text:span text:style-name="T169">A = sum am p^m, a_0 <text:s/>= 1</text:span></text:p>
      <text:p text:style-name="P135"><text:span text:style-name="T169">B = sum bn p^n, b_0 = 1</text:span></text:p>
      <text:p text:style-name="P204"><text:span text:style-name="T170"/></text:p>
      <text:p text:style-name="P210"><text:span text:style-name="T170">Что на практике используется?</text:span></text:p>
      <text:h text:style-name="Heading_20_3" text:outline-level="3"><text:span text:style-name="T170">Пропорциональное управление.</text:span></text:h>
      <text:p text:style-name="P204"><text:span text:style-name="T170">Тут </text:span><text:span text:style-name="T95">u(t) = k_1 eps(t)</text:span></text:p>
      <text:p text:style-name="P204"><text:span text:style-name="T170"/></text:p>
      <text:p text:style-name="P204"><text:span text:style-name="T170">Тогда </text:span><text:span text:style-name="T95">W_u = k_1</text:span></text:p>
      <text:p text:style-name="P205"><text:span text:style-name="T171">Тогда в установившемся режиме (</text:span><text:span text:style-name="T96">p → 0</text:span><text:span text:style-name="T171">)</text:span></text:p>
      <text:p text:style-name="P136"><text:span text:style-name="T171">W_o = k_0</text:span></text:p>
      <text:p text:style-name="P137"><text:span text:style-name="T172">W = k_0 k_1</text:span></text:p>
      <text:p text:style-name="P185"><text:span text:style-name="T142"/></text:p>
      <text:p text:style-name="P206"><text:span text:style-name="T173">Входной сигнал пусть g = const = g_0</text:span></text:p>
      <text:p text:style-name="P207"><text:span text:style-name="T174">Тогда </text:span></text:p>
      <text:p text:style-name="P138"><text:span text:style-name="T174">E(p) = (1/ (1 + k_1 k_0)) * G(p)</text:span></text:p>
      <text:p text:style-name="P139"><text:span text:style-name="T175">G = L{g_0, t} = g_0 / p</text:span></text:p>
      <text:p text:style-name="P139"><text:span text:style-name="T175">E(p</text:span><text:span text:style-name="T176">)</text:span><text:span text:style-name="T175"> = g_0 / (p (1 + k_0 k_1))</text:span></text:p>
      <text:p text:style-name="P140"><text:span text:style-name="T176">eps(t) [t → inf] = eps_st (</text:span><text:span text:style-name="T42">статическая ошибка</text:span><text:span text:style-name="T176">) = p <text:s/>E(p) [p → <text:s/>0] = </text:span></text:p>
      <text:p text:style-name="P181"><text:span text:style-name="T176">= </text:span><text:span text:style-name="T97">g_0 / (1 + k_0 k_1) </text:span><text:span text:style-name="T98">= g_0 <text:s/>/ (1 + K)</text:span></text:p>
      <text:p text:style-name="P185"><text:span text:style-name="T177"/></text:p>
      <text:p text:style-name="P208"><text:span text:style-name="T177">При данном управлении всегда есть ненулевая </text:span><text:span text:style-name="T99">статическая ошибка</text:span><text:span text:style-name="T177">, она тем меньше, чем больше значение коэффициента усиления K.</text:span></text:p>
      <text:p text:style-name="P208"><text:span text:style-name="T177"/></text:p>
      <text:p text:style-name="P209"><text:span text:style-name="T178">Тогда W = R / Q = k (1 + B1 p +...+.B_m p^m) / (1 + B1 p +...+.B_n p^n)</text:span></text:p>
      <text:p text:style-name="P209"><text:span text:style-name="T178">Такое управление называется статическим, </text:span><text:span text:style-name="T179">и система статической называется</text:span></text:p>
      <text:p text:style-name="P209"><text:span text:style-name="T179"/></text:p>
      <text:h text:style-name="Heading_20_3" text:outline-level="3"><text:span text:style-name="T180">Интегральное управление</text:span></text:h>
      <text:p text:style-name="P218"><text:span text:style-name="T181">Тут u = k_2 int [eps(t) dt]</text:span></text:p>
      <text:p text:style-name="P219"><text:span text:style-name="T182">W_u = k_2 / p</text:span></text:p>
      <text:p text:style-name="P219"><text:soft-page-break/><text:span text:style-name="T182">Тогда для статического режима</text:span></text:p>
      <text:p text:style-name="P219"><text:span text:style-name="T182">W(p) = (k2 k_0) / p = K_v / p</text:span></text:p>
      <text:p text:style-name="P220"><text:span text:style-name="T183">Тогда E(p) = Ф_e G = 1 / (1 + W(p)) <text:s/>* g_0 / p</text:span></text:p>
      <text:p text:style-name="P220"><text:span text:style-name="T183">eps_st = e(t) [t → inf] = p E(p) [p → 0] = 0</text:span></text:p>
      <text:p text:style-name="P220"><text:span text:style-name="T183"/></text:p>
      <text:p text:style-name="P220"><text:span text:style-name="T183">Такую систему называют </text:span><text:span text:style-name="T100">астатической со статизмом первого порядка</text:span></text:p>
      <text:p text:style-name="P220"><text:span text:style-name="T183"/></text:p>
      <text:p text:style-name="P220"><text:span text:style-name="T183">Передаточная функция в общем виде такая:</text:span></text:p>
      <text:p text:style-name="P220"><text:span text:style-name="T183">W(p) = K_v </text:span><text:span text:style-name="T178">(1 + B1 p +...+.B_m p^m) / </text:span><text:span text:style-name="T183">(p </text:span><text:span text:style-name="T178">(1 + B1 p +...+.B_n p^n) </text:span><text:span text:style-name="T183">)</text:span></text:p>
      <text:p text:style-name="P220"><text:span text:style-name="T183"/></text:p>
      <text:p text:style-name="P221"><text:span text:style-name="T43">Добнотность системы по скорости</text:span><text:span text:style-name="T184"> – K_v.</text:span></text:p>
      <text:p text:style-name="P221"><text:span text:style-name="T184"/></text:p>
      <text:p text:style-name="P222"><text:span text:style-name="T185">Если поставим двойной интеграл, получим здесь p^2, и будет добротность по ускорению. Получим астатическую систему со статизмом второго порядка.</text:span></text:p>
      <text:p text:style-name="P222"><text:span text:style-name="T185"/></text:p>
      <text:p text:style-name="P223"><text:span text:style-name="T186">Вывод: введение интеграла в закон управления улучшает статическую точность, но, забегая вперрёд, ухудшается быстродействие и устойчивость.</text:span></text:p>
      <text:p text:style-name="P219"><text:span text:style-name="T182"/></text:p>
      <text:p text:style-name="P219"><text:span text:style-name="T182"/></text:p>
      <text:p text:style-name="P219"><text:span text:style-name="T182"/></text:p>
      <text:p text:style-name="P219"><text:span text:style-name="T182"/></text:p>
      <text:p text:style-name="P219"><text:span text:style-name="T182"/></text:p>
      <text:p text:style-name="P219"><text:span text:style-name="T182"/></text:p>
      <text:p text:style-name="P185"><text:span text:style-name="T142"/></text:p>
      <text:p text:style-name="P185"><text:span text:style-name="T142"/></text:p>
      <text:p text:style-name="P185"><text:span text:style-name="T142"/></text:p>
      <text:p text:style-name="P185"><text:span text:style-name="T1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882</meta:editing-cycles>
    <meta:creation-date>2012-10-08T07:35:00</meta:creation-date>
    <dc:date>2013-10-11T15:27:50</dc:date>
    <meta:editing-duration>PT22H15M24S</meta:editing-duration>
    <meta:generator>LibreOffice/4.0.2.2$Linux_X86_64 LibreOffice_project/400m0$Build-2</meta:generator>
    <meta:document-statistic meta:table-count="0" meta:image-count="0" meta:object-count="0" meta:page-count="17" meta:paragraph-count="370" meta:word-count="3099" meta:character-count="19090" meta:non-whitespace-character-count="162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